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ink_2.receiver_i.routed_msg_sub.networ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/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779078.68831" calcext:value-type="float">
            <text:p>1442779078.68831</text:p>
          </table:table-cell>
          <table:table-cell office:value-type="float" office:value="1442779078.68906" calcext:value-type="float">
            <text:p>1442779078.68906</text:p>
          </table:table-cell>
          <table:table-cell office:value-type="float" office:value="65632" calcext:value-type="float">
            <text:p>65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779080.55628" calcext:value-type="float">
            <text:p>1442779080.55628</text:p>
          </table:table-cell>
          <table:table-cell office:value-type="float" office:value="1442779080.55636" calcext:value-type="float">
            <text:p>1442779080.55636</text:p>
          </table:table-cell>
          <table:table-cell office:value-type="float" office:value="65632" calcext:value-type="float">
            <text:p>65632</text:p>
          </table:table-cell>
          <table:table-cell table:formula="of:=[.C3]-[.C$2]" office:value-type="float" office:value="1.86729669570923" calcext:value-type="float">
            <text:p>1.8672966957</text:p>
          </table:table-cell>
          <table:table-cell table:formula="of:=[.D3]/([.E3]-[.E2])" office:value-type="float" office:value="35148.1369569242" calcext:value-type="float">
            <text:p>35148.13695692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779080.75717" calcext:value-type="float">
            <text:p>1442779080.75717</text:p>
          </table:table-cell>
          <table:table-cell office:value-type="float" office:value="1442779080.75728" calcext:value-type="float">
            <text:p>1442779080.75728</text:p>
          </table:table-cell>
          <table:table-cell office:value-type="float" office:value="65632" calcext:value-type="float">
            <text:p>65632</text:p>
          </table:table-cell>
          <table:table-cell table:formula="of:=[.C4]-[.C$2]" office:value-type="float" office:value="2.06821846961975" calcext:value-type="float">
            <text:p>2.0682184696</text:p>
          </table:table-cell>
          <table:table-cell table:formula="of:=[.D4]/([.E4]-[.E3])" office:value-type="float" office:value="326654.492057333" calcext:value-type="float">
            <text:p>326654.492057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779086.63664" calcext:value-type="float">
            <text:p>1442779086.63664</text:p>
          </table:table-cell>
          <table:table-cell office:value-type="float" office:value="1442779086.63682" calcext:value-type="float">
            <text:p>1442779086.63682</text:p>
          </table:table-cell>
          <table:table-cell office:value-type="float" office:value="65632" calcext:value-type="float">
            <text:p>65632</text:p>
          </table:table-cell>
          <table:table-cell table:formula="of:=[.C5]-[.C$2]" office:value-type="float" office:value="7.94775438308716" calcext:value-type="float">
            <text:p>7.9477543831</text:p>
          </table:table-cell>
          <table:table-cell table:formula="of:=[.D5]/([.E5]-[.E4])" office:value-type="float" office:value="11162.7857990741" calcext:value-type="float">
            <text:p>11162.78579907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779087.12005" calcext:value-type="float">
            <text:p>1442779087.12005</text:p>
          </table:table-cell>
          <table:table-cell office:value-type="float" office:value="1442779087.12012" calcext:value-type="float">
            <text:p>1442779087.12012</text:p>
          </table:table-cell>
          <table:table-cell office:value-type="float" office:value="65632" calcext:value-type="float">
            <text:p>65632</text:p>
          </table:table-cell>
          <table:table-cell table:formula="of:=[.C6]-[.C$2]" office:value-type="float" office:value="8.4310576915741" calcext:value-type="float">
            <text:p>8.4310576916</text:p>
          </table:table-cell>
          <table:table-cell table:formula="of:=[.D6]/([.E6]-[.E5])" office:value-type="float" office:value="135798.78069834" calcext:value-type="float">
            <text:p>135798.780698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779088.18495" calcext:value-type="float">
            <text:p>1442779088.18495</text:p>
          </table:table-cell>
          <table:table-cell office:value-type="float" office:value="1442779090.02757" calcext:value-type="float">
            <text:p>1442779090.02757</text:p>
          </table:table-cell>
          <table:table-cell office:value-type="float" office:value="65632" calcext:value-type="float">
            <text:p>65632</text:p>
          </table:table-cell>
          <table:table-cell table:formula="of:=[.C7]-[.C$2]" office:value-type="float" office:value="11.3385019302368" calcext:value-type="float">
            <text:p>11.3385019302</text:p>
          </table:table-cell>
          <table:table-cell table:formula="of:=[.D7]/([.E7]-[.E6])" office:value-type="float" office:value="22573.7777279565" calcext:value-type="float">
            <text:p>22573.77772795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779088.26576" calcext:value-type="float">
            <text:p>1442779088.26576</text:p>
          </table:table-cell>
          <table:table-cell office:value-type="float" office:value="1442779090.05509" calcext:value-type="float">
            <text:p>1442779090.05509</text:p>
          </table:table-cell>
          <table:table-cell office:value-type="float" office:value="65632" calcext:value-type="float">
            <text:p>65632</text:p>
          </table:table-cell>
          <table:table-cell table:formula="of:=[.C8]-[.C$2]" office:value-type="float" office:value="11.3660299777985" calcext:value-type="float">
            <text:p>11.3660299778</text:p>
          </table:table-cell>
          <table:table-cell table:formula="of:=[.D8]/([.E8]-[.E7])" office:value-type="float" office:value="2384186.52296446" calcext:value-type="float">
            <text:p>2384186.522964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779088.38589" calcext:value-type="float">
            <text:p>1442779088.38589</text:p>
          </table:table-cell>
          <table:table-cell office:value-type="float" office:value="1442779090.08271" calcext:value-type="float">
            <text:p>1442779090.08271</text:p>
          </table:table-cell>
          <table:table-cell office:value-type="float" office:value="65632" calcext:value-type="float">
            <text:p>65632</text:p>
          </table:table-cell>
          <table:table-cell table:formula="of:=[.C9]-[.C$2]" office:value-type="float" office:value="11.393646478653" calcext:value-type="float">
            <text:p>11.3936464787</text:p>
          </table:table-cell>
          <table:table-cell table:formula="of:=[.D9]/([.E9]-[.E8])" office:value-type="float" office:value="2376550.17722218" calcext:value-type="float">
            <text:p>2376550.177222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779088.47038" calcext:value-type="float">
            <text:p>1442779088.47038</text:p>
          </table:table-cell>
          <table:table-cell office:value-type="float" office:value="1442779090.11029" calcext:value-type="float">
            <text:p>1442779090.11029</text:p>
          </table:table-cell>
          <table:table-cell office:value-type="float" office:value="65632" calcext:value-type="float">
            <text:p>65632</text:p>
          </table:table-cell>
          <table:table-cell table:formula="of:=[.C10]-[.C$2]" office:value-type="float" office:value="11.4212210178375" calcext:value-type="float">
            <text:p>11.4212210178</text:p>
          </table:table-cell>
          <table:table-cell table:formula="of:=[.D10]/([.E10]-[.E9])" office:value-type="float" office:value="2380166.70235872" calcext:value-type="float">
            <text:p>2380166.702358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779088.58691" calcext:value-type="float">
            <text:p>1442779088.58691</text:p>
          </table:table-cell>
          <table:table-cell office:value-type="float" office:value="1442779090.13786" calcext:value-type="float">
            <text:p>1442779090.13786</text:p>
          </table:table-cell>
          <table:table-cell office:value-type="float" office:value="65632" calcext:value-type="float">
            <text:p>65632</text:p>
          </table:table-cell>
          <table:table-cell table:formula="of:=[.C11]-[.C$2]" office:value-type="float" office:value="11.4488003253937" calcext:value-type="float">
            <text:p>11.4488003254</text:p>
          </table:table-cell>
          <table:table-cell table:formula="of:=[.D11]/([.E11]-[.E10])" office:value-type="float" office:value="2379755.17936305" calcext:value-type="float">
            <text:p>2379755.179363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779088.67142" calcext:value-type="float">
            <text:p>1442779088.67142</text:p>
          </table:table-cell>
          <table:table-cell office:value-type="float" office:value="1442779090.16538" calcext:value-type="float">
            <text:p>1442779090.16538</text:p>
          </table:table-cell>
          <table:table-cell office:value-type="float" office:value="65632" calcext:value-type="float">
            <text:p>65632</text:p>
          </table:table-cell>
          <table:table-cell table:formula="of:=[.C12]-[.C$2]" office:value-type="float" office:value="11.4763112068176" calcext:value-type="float">
            <text:p>11.4763112068</text:p>
          </table:table-cell>
          <table:table-cell table:formula="of:=[.D12]/([.E12]-[.E11])" office:value-type="float" office:value="2385674.19882311" calcext:value-type="float">
            <text:p>2385674.198823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779088.78773" calcext:value-type="float">
            <text:p>1442779088.78773</text:p>
          </table:table-cell>
          <table:table-cell office:value-type="float" office:value="1442779090.19291" calcext:value-type="float">
            <text:p>1442779090.19291</text:p>
          </table:table-cell>
          <table:table-cell office:value-type="float" office:value="65632" calcext:value-type="float">
            <text:p>65632</text:p>
          </table:table-cell>
          <table:table-cell table:formula="of:=[.C13]-[.C$2]" office:value-type="float" office:value="11.5038414001465" calcext:value-type="float">
            <text:p>11.5038414001</text:p>
          </table:table-cell>
          <table:table-cell table:formula="of:=[.D13]/([.E13]-[.E12])" office:value-type="float" office:value="2384000.69392916" calcext:value-type="float">
            <text:p>2384000.693929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779088.8724" calcext:value-type="float">
            <text:p>1442779088.8724</text:p>
          </table:table-cell>
          <table:table-cell office:value-type="float" office:value="1442779090.22041" calcext:value-type="float">
            <text:p>1442779090.22041</text:p>
          </table:table-cell>
          <table:table-cell office:value-type="float" office:value="65632" calcext:value-type="float">
            <text:p>65632</text:p>
          </table:table-cell>
          <table:table-cell table:formula="of:=[.C14]-[.C$2]" office:value-type="float" office:value="11.531341791153" calcext:value-type="float">
            <text:p>11.5313417912</text:p>
          </table:table-cell>
          <table:table-cell table:formula="of:=[.D14]/([.E14]-[.E13])" office:value-type="float" office:value="2386584.24836794" calcext:value-type="float">
            <text:p>2386584.248367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779088.97647" calcext:value-type="float">
            <text:p>1442779088.97647</text:p>
          </table:table-cell>
          <table:table-cell office:value-type="float" office:value="1442779090.24794" calcext:value-type="float">
            <text:p>1442779090.24794</text:p>
          </table:table-cell>
          <table:table-cell office:value-type="float" office:value="65632" calcext:value-type="float">
            <text:p>65632</text:p>
          </table:table-cell>
          <table:table-cell table:formula="of:=[.C15]-[.C$2]" office:value-type="float" office:value="11.5588757991791" calcext:value-type="float">
            <text:p>11.5588757992</text:p>
          </table:table-cell>
          <table:table-cell table:formula="of:=[.D15]/([.E15]-[.E14])" office:value-type="float" office:value="2383670.40271548" calcext:value-type="float">
            <text:p>2383670.402715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779089.07331" calcext:value-type="float">
            <text:p>1442779089.07331</text:p>
          </table:table-cell>
          <table:table-cell office:value-type="float" office:value="1442779090.27556" calcext:value-type="float">
            <text:p>1442779090.27556</text:p>
          </table:table-cell>
          <table:table-cell office:value-type="float" office:value="65632" calcext:value-type="float">
            <text:p>65632</text:p>
          </table:table-cell>
          <table:table-cell table:formula="of:=[.C16]-[.C$2]" office:value-type="float" office:value="11.586493730545" calcext:value-type="float">
            <text:p>11.5864937305</text:p>
          </table:table-cell>
          <table:table-cell table:formula="of:=[.D16]/([.E16]-[.E15])" office:value-type="float" office:value="2376427.0803018" calcext:value-type="float">
            <text:p>2376427.08030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779089.17741" calcext:value-type="float">
            <text:p>1442779089.17741</text:p>
          </table:table-cell>
          <table:table-cell office:value-type="float" office:value="1442779090.3031" calcext:value-type="float">
            <text:p>1442779090.3031</text:p>
          </table:table-cell>
          <table:table-cell office:value-type="float" office:value="65632" calcext:value-type="float">
            <text:p>65632</text:p>
          </table:table-cell>
          <table:table-cell table:formula="of:=[.C17]-[.C$2]" office:value-type="float" office:value="11.6140379905701" calcext:value-type="float">
            <text:p>11.6140379906</text:p>
          </table:table-cell>
          <table:table-cell table:formula="of:=[.D17]/([.E17]-[.E16])" office:value-type="float" office:value="2382783.1984004" calcext:value-type="float">
            <text:p>2382783.19840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779089.24398" calcext:value-type="float">
            <text:p>1442779089.24398</text:p>
          </table:table-cell>
          <table:table-cell office:value-type="float" office:value="1442779090.33061" calcext:value-type="float">
            <text:p>1442779090.33061</text:p>
          </table:table-cell>
          <table:table-cell office:value-type="float" office:value="65632" calcext:value-type="float">
            <text:p>65632</text:p>
          </table:table-cell>
          <table:table-cell table:formula="of:=[.C18]-[.C$2]" office:value-type="float" office:value="11.6415455341339" calcext:value-type="float">
            <text:p>11.6415455341</text:p>
          </table:table-cell>
          <table:table-cell table:formula="of:=[.D18]/([.E18]-[.E17])" office:value-type="float" office:value="2385963.68474973" calcext:value-type="float">
            <text:p>2385963.684749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779089.37863" calcext:value-type="float">
            <text:p>1442779089.37863</text:p>
          </table:table-cell>
          <table:table-cell office:value-type="float" office:value="1442779090.35812" calcext:value-type="float">
            <text:p>1442779090.35812</text:p>
          </table:table-cell>
          <table:table-cell office:value-type="float" office:value="65632" calcext:value-type="float">
            <text:p>65632</text:p>
          </table:table-cell>
          <table:table-cell table:formula="of:=[.C19]-[.C$2]" office:value-type="float" office:value="11.669055223465" calcext:value-type="float">
            <text:p>11.6690552235</text:p>
          </table:table-cell>
          <table:table-cell table:formula="of:=[.D19]/([.E19]-[.E18])" office:value-type="float" office:value="2385777.57858975" calcext:value-type="float">
            <text:p>2385777.578589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779089.44498" calcext:value-type="float">
            <text:p>1442779089.44498</text:p>
          </table:table-cell>
          <table:table-cell office:value-type="float" office:value="1442779090.38566" calcext:value-type="float">
            <text:p>1442779090.38566</text:p>
          </table:table-cell>
          <table:table-cell office:value-type="float" office:value="65632" calcext:value-type="float">
            <text:p>65632</text:p>
          </table:table-cell>
          <table:table-cell table:formula="of:=[.C20]-[.C$2]" office:value-type="float" office:value="11.6965985298157" calcext:value-type="float">
            <text:p>11.6965985298</text:p>
          </table:table-cell>
          <table:table-cell table:formula="of:=[.D20]/([.E20]-[.E19])" office:value-type="float" office:value="2382865.70117291" calcext:value-type="float">
            <text:p>2382865.701172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779089.57955" calcext:value-type="float">
            <text:p>1442779089.57955</text:p>
          </table:table-cell>
          <table:table-cell office:value-type="float" office:value="1442779090.4132" calcext:value-type="float">
            <text:p>1442779090.4132</text:p>
          </table:table-cell>
          <table:table-cell office:value-type="float" office:value="65632" calcext:value-type="float">
            <text:p>65632</text:p>
          </table:table-cell>
          <table:table-cell table:formula="of:=[.C21]-[.C$2]" office:value-type="float" office:value="11.7241334915161" calcext:value-type="float">
            <text:p>11.7241334915</text:p>
          </table:table-cell>
          <table:table-cell table:formula="of:=[.D21]/([.E21]-[.E20])" office:value-type="float" office:value="2383587.84421162" calcext:value-type="float">
            <text:p>2383587.844211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779089.64593" calcext:value-type="float">
            <text:p>1442779089.64593</text:p>
          </table:table-cell>
          <table:table-cell office:value-type="float" office:value="1442779090.44075" calcext:value-type="float">
            <text:p>1442779090.44075</text:p>
          </table:table-cell>
          <table:table-cell office:value-type="float" office:value="65632" calcext:value-type="float">
            <text:p>65632</text:p>
          </table:table-cell>
          <table:table-cell table:formula="of:=[.C22]-[.C$2]" office:value-type="float" office:value="11.7516906261444" calcext:value-type="float">
            <text:p>11.7516906261</text:p>
          </table:table-cell>
          <table:table-cell table:formula="of:=[.D22]/([.E22]-[.E21])" office:value-type="float" office:value="2381669.96987446" calcext:value-type="float">
            <text:p>2381669.969874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779089.78061" calcext:value-type="float">
            <text:p>1442779089.78061</text:p>
          </table:table-cell>
          <table:table-cell office:value-type="float" office:value="1442779090.46828" calcext:value-type="float">
            <text:p>1442779090.46828</text:p>
          </table:table-cell>
          <table:table-cell office:value-type="float" office:value="65632" calcext:value-type="float">
            <text:p>65632</text:p>
          </table:table-cell>
          <table:table-cell table:formula="of:=[.C23]-[.C$2]" office:value-type="float" office:value="11.7792141437531" calcext:value-type="float">
            <text:p>11.7792141438</text:p>
          </table:table-cell>
          <table:table-cell table:formula="of:=[.D23]/([.E23]-[.E22])" office:value-type="float" office:value="2384578.92385787" calcext:value-type="float">
            <text:p>2384578.923857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779089.81988" calcext:value-type="float">
            <text:p>1442779089.81988</text:p>
          </table:table-cell>
          <table:table-cell office:value-type="float" office:value="1442779090.49587" calcext:value-type="float">
            <text:p>1442779090.49587</text:p>
          </table:table-cell>
          <table:table-cell office:value-type="float" office:value="65632" calcext:value-type="float">
            <text:p>65632</text:p>
          </table:table-cell>
          <table:table-cell table:formula="of:=[.C24]-[.C$2]" office:value-type="float" office:value="11.8068010807037" calcext:value-type="float">
            <text:p>11.8068010807</text:p>
          </table:table-cell>
          <table:table-cell table:formula="of:=[.D24]/([.E24]-[.E23])" office:value-type="float" office:value="2379097.03847616" calcext:value-type="float">
            <text:p>2379097.038476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779089.918" calcext:value-type="float">
            <text:p>1442779089.918</text:p>
          </table:table-cell>
          <table:table-cell office:value-type="float" office:value="1442779090.5234" calcext:value-type="float">
            <text:p>1442779090.5234</text:p>
          </table:table-cell>
          <table:table-cell office:value-type="float" office:value="65632" calcext:value-type="float">
            <text:p>65632</text:p>
          </table:table-cell>
          <table:table-cell table:formula="of:=[.C25]-[.C$2]" office:value-type="float" office:value="11.8343346118927" calcext:value-type="float">
            <text:p>11.8343346119</text:p>
          </table:table-cell>
          <table:table-cell table:formula="of:=[.D25]/([.E25]-[.E24])" office:value-type="float" office:value="2383711.68411208" calcext:value-type="float">
            <text:p>2383711.684112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779089.98204" calcext:value-type="float">
            <text:p>1442779089.98204</text:p>
          </table:table-cell>
          <table:table-cell office:value-type="float" office:value="1442779090.55092" calcext:value-type="float">
            <text:p>1442779090.55092</text:p>
          </table:table-cell>
          <table:table-cell office:value-type="float" office:value="65632" calcext:value-type="float">
            <text:p>65632</text:p>
          </table:table-cell>
          <table:table-cell table:formula="of:=[.C26]-[.C$2]" office:value-type="float" office:value="11.861857175827" calcext:value-type="float">
            <text:p>11.8618571758</text:p>
          </table:table-cell>
          <table:table-cell table:formula="of:=[.D26]/([.E26]-[.E25])" office:value-type="float" office:value="2384661.55103172" calcext:value-type="float">
            <text:p>2384661.551031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779090.04787" calcext:value-type="float">
            <text:p>1442779090.04787</text:p>
          </table:table-cell>
          <table:table-cell office:value-type="float" office:value="1442779090.57847" calcext:value-type="float">
            <text:p>1442779090.57847</text:p>
          </table:table-cell>
          <table:table-cell office:value-type="float" office:value="65632" calcext:value-type="float">
            <text:p>65632</text:p>
          </table:table-cell>
          <table:table-cell table:formula="of:=[.C27]-[.C$2]" office:value-type="float" office:value="11.8894035816193" calcext:value-type="float">
            <text:p>11.8894035816</text:p>
          </table:table-cell>
          <table:table-cell table:formula="of:=[.D27]/([.E27]-[.E26])" office:value-type="float" office:value="2382597.58804895" calcext:value-type="float">
            <text:p>2382597.588048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779090.11929" calcext:value-type="float">
            <text:p>1442779090.11929</text:p>
          </table:table-cell>
          <table:table-cell office:value-type="float" office:value="1442779090.60601" calcext:value-type="float">
            <text:p>1442779090.60601</text:p>
          </table:table-cell>
          <table:table-cell office:value-type="float" office:value="65632" calcext:value-type="float">
            <text:p>65632</text:p>
          </table:table-cell>
          <table:table-cell table:formula="of:=[.C28]-[.C$2]" office:value-type="float" office:value="11.9169499874115" calcext:value-type="float">
            <text:p>11.9169499874</text:p>
          </table:table-cell>
          <table:table-cell table:formula="of:=[.D28]/([.E28]-[.E27])" office:value-type="float" office:value="2382597.58804895" calcext:value-type="float">
            <text:p>2382597.588048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779090.18269" calcext:value-type="float">
            <text:p>1442779090.18269</text:p>
          </table:table-cell>
          <table:table-cell office:value-type="float" office:value="1442779090.63359" calcext:value-type="float">
            <text:p>1442779090.63359</text:p>
          </table:table-cell>
          <table:table-cell office:value-type="float" office:value="65632" calcext:value-type="float">
            <text:p>65632</text:p>
          </table:table-cell>
          <table:table-cell table:formula="of:=[.C29]-[.C$2]" office:value-type="float" office:value="11.944525718689" calcext:value-type="float">
            <text:p>11.9445257187</text:p>
          </table:table-cell>
          <table:table-cell table:formula="of:=[.D29]/([.E29]-[.E28])" office:value-type="float" office:value="2380063.80826726" calcext:value-type="float">
            <text:p>2380063.808267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779090.24894" calcext:value-type="float">
            <text:p>1442779090.24894</text:p>
          </table:table-cell>
          <table:table-cell office:value-type="float" office:value="1442779090.66115" calcext:value-type="float">
            <text:p>1442779090.66115</text:p>
          </table:table-cell>
          <table:table-cell office:value-type="float" office:value="65632" calcext:value-type="float">
            <text:p>65632</text:p>
          </table:table-cell>
          <table:table-cell table:formula="of:=[.C30]-[.C$2]" office:value-type="float" office:value="11.9720833301544" calcext:value-type="float">
            <text:p>11.9720833302</text:p>
          </table:table-cell>
          <table:table-cell table:formula="of:=[.D30]/([.E30]-[.E29])" office:value-type="float" office:value="2381628.75916425" calcext:value-type="float">
            <text:p>2381628.759164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779090.36288" calcext:value-type="float">
            <text:p>1442779090.36288</text:p>
          </table:table-cell>
          <table:table-cell office:value-type="float" office:value="1442779090.68865" calcext:value-type="float">
            <text:p>1442779090.68865</text:p>
          </table:table-cell>
          <table:table-cell office:value-type="float" office:value="65632" calcext:value-type="float">
            <text:p>65632</text:p>
          </table:table-cell>
          <table:table-cell table:formula="of:=[.C31]-[.C$2]" office:value-type="float" office:value="11.9995894432068" calcext:value-type="float">
            <text:p>11.9995894432</text:p>
          </table:table-cell>
          <table:table-cell table:formula="of:=[.D31]/([.E31]-[.E30])" office:value-type="float" office:value="2386087.77165443" calcext:value-type="float">
            <text:p>2386087.771654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779090.42182" calcext:value-type="float">
            <text:p>1442779090.42182</text:p>
          </table:table-cell>
          <table:table-cell office:value-type="float" office:value="1442779090.71616" calcext:value-type="float">
            <text:p>1442779090.71616</text:p>
          </table:table-cell>
          <table:table-cell office:value-type="float" office:value="65632" calcext:value-type="float">
            <text:p>65632</text:p>
          </table:table-cell>
          <table:table-cell table:formula="of:=[.C32]-[.C$2]" office:value-type="float" office:value="12.0271008014679" calcext:value-type="float">
            <text:p>12.0271008015</text:p>
          </table:table-cell>
          <table:table-cell table:formula="of:=[.D32]/([.E32]-[.E31])" office:value-type="float" office:value="2385632.849425" calcext:value-type="float">
            <text:p>2385632.8494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779090.4803" calcext:value-type="float">
            <text:p>1442779090.4803</text:p>
          </table:table-cell>
          <table:table-cell office:value-type="float" office:value="1442779090.74366" calcext:value-type="float">
            <text:p>1442779090.74366</text:p>
          </table:table-cell>
          <table:table-cell office:value-type="float" office:value="65632" calcext:value-type="float">
            <text:p>65632</text:p>
          </table:table-cell>
          <table:table-cell table:formula="of:=[.C33]-[.C$2]" office:value-type="float" office:value="12.0545921325684" calcext:value-type="float">
            <text:p>12.0545921326</text:p>
          </table:table-cell>
          <table:table-cell table:formula="of:=[.D33]/([.E33]-[.E32])" office:value-type="float" office:value="2387370.75917334" calcext:value-type="float">
            <text:p>2387370.759173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779090.56393" calcext:value-type="float">
            <text:p>1442779090.56393</text:p>
          </table:table-cell>
          <table:table-cell office:value-type="float" office:value="1442779090.77116" calcext:value-type="float">
            <text:p>1442779090.77116</text:p>
          </table:table-cell>
          <table:table-cell office:value-type="float" office:value="65632" calcext:value-type="float">
            <text:p>65632</text:p>
          </table:table-cell>
          <table:table-cell table:formula="of:=[.C34]-[.C$2]" office:value-type="float" office:value="12.0820944309235" calcext:value-type="float">
            <text:p>12.0820944309</text:p>
          </table:table-cell>
          <table:table-cell table:formula="of:=[.D34]/([.E34]-[.E33])" office:value-type="float" office:value="2386418.73317556" calcext:value-type="float">
            <text:p>2386418.733175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779090.65127" calcext:value-type="float">
            <text:p>1442779090.65127</text:p>
          </table:table-cell>
          <table:table-cell office:value-type="float" office:value="1442779090.79867" calcext:value-type="float">
            <text:p>1442779090.79867</text:p>
          </table:table-cell>
          <table:table-cell office:value-type="float" office:value="65632" calcext:value-type="float">
            <text:p>65632</text:p>
          </table:table-cell>
          <table:table-cell table:formula="of:=[.C35]-[.C$2]" office:value-type="float" office:value="12.1096067428589" calcext:value-type="float">
            <text:p>12.1096067429</text:p>
          </table:table-cell>
          <table:table-cell table:formula="of:=[.D35]/([.E35]-[.E34])" office:value-type="float" office:value="2385550.15492872" calcext:value-type="float">
            <text:p>2385550.154928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779090.72215" calcext:value-type="float">
            <text:p>1442779090.72215</text:p>
          </table:table-cell>
          <table:table-cell office:value-type="float" office:value="1442779090.82618" calcext:value-type="float">
            <text:p>1442779090.82618</text:p>
          </table:table-cell>
          <table:table-cell office:value-type="float" office:value="65632" calcext:value-type="float">
            <text:p>65632</text:p>
          </table:table-cell>
          <table:table-cell table:formula="of:=[.C36]-[.C$2]" office:value-type="float" office:value="12.1371169090271" calcext:value-type="float">
            <text:p>12.137116909</text:p>
          </table:table-cell>
          <table:table-cell table:formula="of:=[.D36]/([.E36]-[.E35])" office:value-type="float" office:value="2385736.22560796" calcext:value-type="float">
            <text:p>2385736.225607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779090.78576" calcext:value-type="float">
            <text:p>1442779090.78576</text:p>
          </table:table-cell>
          <table:table-cell office:value-type="float" office:value="1442779090.85371" calcext:value-type="float">
            <text:p>1442779090.85371</text:p>
          </table:table-cell>
          <table:table-cell office:value-type="float" office:value="65632" calcext:value-type="float">
            <text:p>65632</text:p>
          </table:table-cell>
          <table:table-cell table:formula="of:=[.C37]-[.C$2]" office:value-type="float" office:value="12.1646416187286" calcext:value-type="float">
            <text:p>12.1646416187</text:p>
          </table:table-cell>
          <table:table-cell table:formula="of:=[.D37]/([.E37]-[.E36])" office:value-type="float" office:value="2384475.64794235" calcext:value-type="float">
            <text:p>2384475.647942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779090.88239" calcext:value-type="float">
            <text:p>1442779090.88239</text:p>
          </table:table-cell>
          <table:table-cell office:value-type="float" office:value="1442779090.88244" calcext:value-type="float">
            <text:p>1442779090.88244</text:p>
          </table:table-cell>
          <table:table-cell office:value-type="float" office:value="65632" calcext:value-type="float">
            <text:p>65632</text:p>
          </table:table-cell>
          <table:table-cell table:formula="of:=[.C38]-[.C$2]" office:value-type="float" office:value="12.1933772563934" calcext:value-type="float">
            <text:p>12.1933772564</text:p>
          </table:table-cell>
          <table:table-cell table:formula="of:=[.D38]/([.E38]-[.E37])" office:value-type="float" office:value="2283993.16436288" calcext:value-type="float">
            <text:p>2283993.164362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779090.96563" calcext:value-type="float">
            <text:p>1442779090.96563</text:p>
          </table:table-cell>
          <table:table-cell office:value-type="float" office:value="1442779090.96569" calcext:value-type="float">
            <text:p>1442779090.96569</text:p>
          </table:table-cell>
          <table:table-cell office:value-type="float" office:value="65632" calcext:value-type="float">
            <text:p>65632</text:p>
          </table:table-cell>
          <table:table-cell table:formula="of:=[.C39]-[.C$2]" office:value-type="float" office:value="12.2766268253326" calcext:value-type="float">
            <text:p>12.2766268253</text:p>
          </table:table-cell>
          <table:table-cell table:formula="of:=[.D39]/([.E39]-[.E38])" office:value-type="float" office:value="788376.45451265" calcext:value-type="float">
            <text:p>788376.454512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779091.02349" calcext:value-type="float">
            <text:p>1442779091.02349</text:p>
          </table:table-cell>
          <table:table-cell office:value-type="float" office:value="1442779091.02353" calcext:value-type="float">
            <text:p>1442779091.02353</text:p>
          </table:table-cell>
          <table:table-cell office:value-type="float" office:value="65632" calcext:value-type="float">
            <text:p>65632</text:p>
          </table:table-cell>
          <table:table-cell table:formula="of:=[.C40]-[.C$2]" office:value-type="float" office:value="12.3344633579254" calcext:value-type="float">
            <text:p>12.3344633579</text:p>
          </table:table-cell>
          <table:table-cell table:formula="of:=[.D40]/([.E40]-[.E39])" office:value-type="float" office:value="1134784.4875507" calcext:value-type="float">
            <text:p>1134784.487550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779091.08323" calcext:value-type="float">
            <text:p>1442779091.08323</text:p>
          </table:table-cell>
          <table:table-cell office:value-type="float" office:value="1442779091.08327" calcext:value-type="float">
            <text:p>1442779091.08327</text:p>
          </table:table-cell>
          <table:table-cell office:value-type="float" office:value="65632" calcext:value-type="float">
            <text:p>65632</text:p>
          </table:table-cell>
          <table:table-cell table:formula="of:=[.C41]-[.C$2]" office:value-type="float" office:value="12.3942053318024" calcext:value-type="float">
            <text:p>12.3942053318</text:p>
          </table:table-cell>
          <table:table-cell table:formula="of:=[.D41]/([.E41]-[.E40])" office:value-type="float" office:value="1098591.08664836" calcext:value-type="float">
            <text:p>1098591.086648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779091.16637" calcext:value-type="float">
            <text:p>1442779091.16637</text:p>
          </table:table-cell>
          <table:table-cell office:value-type="float" office:value="1442779091.16649" calcext:value-type="float">
            <text:p>1442779091.16649</text:p>
          </table:table-cell>
          <table:table-cell office:value-type="float" office:value="65632" calcext:value-type="float">
            <text:p>65632</text:p>
          </table:table-cell>
          <table:table-cell table:formula="of:=[.C42]-[.C$2]" office:value-type="float" office:value="12.4774286746979" calcext:value-type="float">
            <text:p>12.4774286747</text:p>
          </table:table-cell>
          <table:table-cell table:formula="of:=[.D42]/([.E42]-[.E41])" office:value-type="float" office:value="788624.894368941" calcext:value-type="float">
            <text:p>788624.8943689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779091.22397" calcext:value-type="float">
            <text:p>1442779091.22397</text:p>
          </table:table-cell>
          <table:table-cell office:value-type="float" office:value="1442779091.224" calcext:value-type="float">
            <text:p>1442779091.224</text:p>
          </table:table-cell>
          <table:table-cell office:value-type="float" office:value="65632" calcext:value-type="float">
            <text:p>65632</text:p>
          </table:table-cell>
          <table:table-cell table:formula="of:=[.C43]-[.C$2]" office:value-type="float" office:value="12.53493309021" calcext:value-type="float">
            <text:p>12.5349330902</text:p>
          </table:table-cell>
          <table:table-cell table:formula="of:=[.D43]/([.E43]-[.E42])" office:value-type="float" office:value="1141338.44184899" calcext:value-type="float">
            <text:p>1141338.441848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779091.32476" calcext:value-type="float">
            <text:p>1442779091.32476</text:p>
          </table:table-cell>
          <table:table-cell office:value-type="float" office:value="1442779091.3248" calcext:value-type="float">
            <text:p>1442779091.3248</text:p>
          </table:table-cell>
          <table:table-cell office:value-type="float" office:value="65632" calcext:value-type="float">
            <text:p>65632</text:p>
          </table:table-cell>
          <table:table-cell table:formula="of:=[.C44]-[.C$2]" office:value-type="float" office:value="12.6357312202454" calcext:value-type="float">
            <text:p>12.6357312202</text:p>
          </table:table-cell>
          <table:table-cell table:formula="of:=[.D44]/([.E44]-[.E43])" office:value-type="float" office:value="651123.190251148" calcext:value-type="float">
            <text:p>651123.1902511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779091.38806" calcext:value-type="float">
            <text:p>1442779091.38806</text:p>
          </table:table-cell>
          <table:table-cell office:value-type="float" office:value="1442779091.3881" calcext:value-type="float">
            <text:p>1442779091.3881</text:p>
          </table:table-cell>
          <table:table-cell office:value-type="float" office:value="65632" calcext:value-type="float">
            <text:p>65632</text:p>
          </table:table-cell>
          <table:table-cell table:formula="of:=[.C45]-[.C$2]" office:value-type="float" office:value="12.699031829834" calcext:value-type="float">
            <text:p>12.6990318298</text:p>
          </table:table-cell>
          <table:table-cell table:formula="of:=[.D45]/([.E45]-[.E44])" office:value-type="float" office:value="1036830.45750315" calcext:value-type="float">
            <text:p>1036830.457503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779091.45466" calcext:value-type="float">
            <text:p>1442779091.45466</text:p>
          </table:table-cell>
          <table:table-cell office:value-type="float" office:value="1442779091.4547" calcext:value-type="float">
            <text:p>1442779091.4547</text:p>
          </table:table-cell>
          <table:table-cell office:value-type="float" office:value="65632" calcext:value-type="float">
            <text:p>65632</text:p>
          </table:table-cell>
          <table:table-cell table:formula="of:=[.C46]-[.C$2]" office:value-type="float" office:value="12.7656359672546" calcext:value-type="float">
            <text:p>12.7656359673</text:p>
          </table:table-cell>
          <table:table-cell table:formula="of:=[.D46]/([.E46]-[.E45])" office:value-type="float" office:value="985404.248770395" calcext:value-type="float">
            <text:p>985404.24877039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779091.52556" calcext:value-type="float">
            <text:p>1442779091.52556</text:p>
          </table:table-cell>
          <table:table-cell office:value-type="float" office:value="1442779091.5256" calcext:value-type="float">
            <text:p>1442779091.5256</text:p>
          </table:table-cell>
          <table:table-cell office:value-type="float" office:value="65632" calcext:value-type="float">
            <text:p>65632</text:p>
          </table:table-cell>
          <table:table-cell table:formula="of:=[.C47]-[.C$2]" office:value-type="float" office:value="12.8365385532379" calcext:value-type="float">
            <text:p>12.8365385532</text:p>
          </table:table-cell>
          <table:table-cell table:formula="of:=[.D47]/([.E47]-[.E46])" office:value-type="float" office:value="925664.404052632" calcext:value-type="float">
            <text:p>925664.4040526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779091.62579" calcext:value-type="float">
            <text:p>1442779091.62579</text:p>
          </table:table-cell>
          <table:table-cell office:value-type="float" office:value="1442779091.62585" calcext:value-type="float">
            <text:p>1442779091.62585</text:p>
          </table:table-cell>
          <table:table-cell office:value-type="float" office:value="65632" calcext:value-type="float">
            <text:p>65632</text:p>
          </table:table-cell>
          <table:table-cell table:formula="of:=[.C48]-[.C$2]" office:value-type="float" office:value="12.9367883205414" calcext:value-type="float">
            <text:p>12.9367883205</text:p>
          </table:table-cell>
          <table:table-cell table:formula="of:=[.D48]/([.E48]-[.E47])" office:value-type="float" office:value="654684.811400359" calcext:value-type="float">
            <text:p>654684.81140035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779091.72627" calcext:value-type="float">
            <text:p>1442779091.72627</text:p>
          </table:table-cell>
          <table:table-cell office:value-type="float" office:value="1442779091.72633" calcext:value-type="float">
            <text:p>1442779091.72633</text:p>
          </table:table-cell>
          <table:table-cell office:value-type="float" office:value="65632" calcext:value-type="float">
            <text:p>65632</text:p>
          </table:table-cell>
          <table:table-cell table:formula="of:=[.C49]-[.C$2]" office:value-type="float" office:value="13.0372612476349" calcext:value-type="float">
            <text:p>13.0372612476</text:p>
          </table:table-cell>
          <table:table-cell table:formula="of:=[.D49]/([.E49]-[.E48])" office:value-type="float" office:value="653230.695059965" calcext:value-type="float">
            <text:p>653230.6950599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779091.76344" calcext:value-type="float">
            <text:p>1442779091.76344</text:p>
          </table:table-cell>
          <table:table-cell office:value-type="float" office:value="1442779091.76348" calcext:value-type="float">
            <text:p>1442779091.76348</text:p>
          </table:table-cell>
          <table:table-cell office:value-type="float" office:value="65632" calcext:value-type="float">
            <text:p>65632</text:p>
          </table:table-cell>
          <table:table-cell table:formula="of:=[.C50]-[.C$2]" office:value-type="float" office:value="13.0744140148163" calcext:value-type="float">
            <text:p>13.0744140148</text:p>
          </table:table-cell>
          <table:table-cell table:formula="of:=[.D50]/([.E50]-[.E49])" office:value-type="float" office:value="1766544.05523968" calcext:value-type="float">
            <text:p>1766544.055239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779091.85671" calcext:value-type="float">
            <text:p>1442779091.85671</text:p>
          </table:table-cell>
          <table:table-cell office:value-type="float" office:value="1442779091.85675" calcext:value-type="float">
            <text:p>1442779091.85675</text:p>
          </table:table-cell>
          <table:table-cell office:value-type="float" office:value="65632" calcext:value-type="float">
            <text:p>65632</text:p>
          </table:table-cell>
          <table:table-cell table:formula="of:=[.C51]-[.C$2]" office:value-type="float" office:value="13.1676850318909" calcext:value-type="float">
            <text:p>13.1676850319</text:p>
          </table:table-cell>
          <table:table-cell table:formula="of:=[.D51]/([.E51]-[.E50])" office:value-type="float" office:value="703669.822186208" calcext:value-type="float">
            <text:p>703669.82218620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779091.92742" calcext:value-type="float">
            <text:p>1442779091.92742</text:p>
          </table:table-cell>
          <table:table-cell office:value-type="float" office:value="1442779091.92745" calcext:value-type="float">
            <text:p>1442779091.92745</text:p>
          </table:table-cell>
          <table:table-cell office:value-type="float" office:value="65632" calcext:value-type="float">
            <text:p>65632</text:p>
          </table:table-cell>
          <table:table-cell table:formula="of:=[.C52]-[.C$2]" office:value-type="float" office:value="13.2383880615234" calcext:value-type="float">
            <text:p>13.2383880615</text:p>
          </table:table-cell>
          <table:table-cell table:formula="of:=[.D52]/([.E52]-[.E51])" office:value-type="float" office:value="928277.053205193" calcext:value-type="float">
            <text:p>928277.0532051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779092.02733" calcext:value-type="float">
            <text:p>1442779092.02733</text:p>
          </table:table-cell>
          <table:table-cell office:value-type="float" office:value="1442779092.02741" calcext:value-type="float">
            <text:p>1442779092.02741</text:p>
          </table:table-cell>
          <table:table-cell office:value-type="float" office:value="65632" calcext:value-type="float">
            <text:p>65632</text:p>
          </table:table-cell>
          <table:table-cell table:formula="of:=[.C53]-[.C$2]" office:value-type="float" office:value="13.3383483886719" calcext:value-type="float">
            <text:p>13.3383483887</text:p>
          </table:table-cell>
          <table:table-cell table:formula="of:=[.D53]/([.E53]-[.E52])" office:value-type="float" office:value="656580.484200885" calcext:value-type="float">
            <text:p>656580.48420088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779092.08765" calcext:value-type="float">
            <text:p>1442779092.08765</text:p>
          </table:table-cell>
          <table:table-cell office:value-type="float" office:value="1442779092.0877" calcext:value-type="float">
            <text:p>1442779092.0877</text:p>
          </table:table-cell>
          <table:table-cell office:value-type="float" office:value="65632" calcext:value-type="float">
            <text:p>65632</text:p>
          </table:table-cell>
          <table:table-cell table:formula="of:=[.C54]-[.C$2]" office:value-type="float" office:value="13.3986353874207" calcext:value-type="float">
            <text:p>13.3986353874</text:p>
          </table:table-cell>
          <table:table-cell table:formula="of:=[.D54]/([.E54]-[.E53])" office:value-type="float" office:value="1088659.26919822" calcext:value-type="float">
            <text:p>1088659.2691982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779092.16514" calcext:value-type="float">
            <text:p>1442779092.16514</text:p>
          </table:table-cell>
          <table:table-cell office:value-type="float" office:value="1442779092.16518" calcext:value-type="float">
            <text:p>1442779092.16518</text:p>
          </table:table-cell>
          <table:table-cell office:value-type="float" office:value="65632" calcext:value-type="float">
            <text:p>65632</text:p>
          </table:table-cell>
          <table:table-cell table:formula="of:=[.C55]-[.C$2]" office:value-type="float" office:value="13.4761171340942" calcext:value-type="float">
            <text:p>13.4761171341</text:p>
          </table:table-cell>
          <table:table-cell table:formula="of:=[.D55]/([.E55]-[.E54])" office:value-type="float" office:value="847064.022401241" calcext:value-type="float">
            <text:p>847064.02240124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779092.22824" calcext:value-type="float">
            <text:p>1442779092.22824</text:p>
          </table:table-cell>
          <table:table-cell office:value-type="float" office:value="1442779092.22829" calcext:value-type="float">
            <text:p>1442779092.22829</text:p>
          </table:table-cell>
          <table:table-cell office:value-type="float" office:value="65632" calcext:value-type="float">
            <text:p>65632</text:p>
          </table:table-cell>
          <table:table-cell table:formula="of:=[.C56]-[.C$2]" office:value-type="float" office:value="13.5392277240753" calcext:value-type="float">
            <text:p>13.5392277241</text:p>
          </table:table-cell>
          <table:table-cell table:formula="of:=[.D56]/([.E56]-[.E55])" office:value-type="float" office:value="1039952.24921328" calcext:value-type="float">
            <text:p>1039952.249213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779092.2885" calcext:value-type="float">
            <text:p>1442779092.2885</text:p>
          </table:table-cell>
          <table:table-cell office:value-type="float" office:value="1442779092.28854" calcext:value-type="float">
            <text:p>1442779092.28854</text:p>
          </table:table-cell>
          <table:table-cell office:value-type="float" office:value="65632" calcext:value-type="float">
            <text:p>65632</text:p>
          </table:table-cell>
          <table:table-cell table:formula="of:=[.C57]-[.C$2]" office:value-type="float" office:value="13.5994789600372" calcext:value-type="float">
            <text:p>13.59947896</text:p>
          </table:table-cell>
          <table:table-cell table:formula="of:=[.D57]/([.E57]-[.E56])" office:value-type="float" office:value="1089305.45493685" calcext:value-type="float">
            <text:p>1089305.4549368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779092.3664" calcext:value-type="float">
            <text:p>1442779092.3664</text:p>
          </table:table-cell>
          <table:table-cell office:value-type="float" office:value="1442779092.36644" calcext:value-type="float">
            <text:p>1442779092.36644</text:p>
          </table:table-cell>
          <table:table-cell office:value-type="float" office:value="65632" calcext:value-type="float">
            <text:p>65632</text:p>
          </table:table-cell>
          <table:table-cell table:formula="of:=[.C58]-[.C$2]" office:value-type="float" office:value="13.677371263504" calcext:value-type="float">
            <text:p>13.6773712635</text:p>
          </table:table-cell>
          <table:table-cell table:formula="of:=[.D58]/([.E58]-[.E57])" office:value-type="float" office:value="842599.295166267" calcext:value-type="float">
            <text:p>842599.2951662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779092.42927" calcext:value-type="float">
            <text:p>1442779092.42927</text:p>
          </table:table-cell>
          <table:table-cell office:value-type="float" office:value="1442779092.42932" calcext:value-type="float">
            <text:p>1442779092.42932</text:p>
          </table:table-cell>
          <table:table-cell office:value-type="float" office:value="65632" calcext:value-type="float">
            <text:p>65632</text:p>
          </table:table-cell>
          <table:table-cell table:formula="of:=[.C59]-[.C$2]" office:value-type="float" office:value="13.7402589321136" calcext:value-type="float">
            <text:p>13.7402589321</text:p>
          </table:table-cell>
          <table:table-cell table:formula="of:=[.D59]/([.E59]-[.E58])" office:value-type="float" office:value="1043638.62504455" calcext:value-type="float">
            <text:p>1043638.625044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779092.53008" calcext:value-type="float">
            <text:p>1442779092.53008</text:p>
          </table:table-cell>
          <table:table-cell office:value-type="float" office:value="1442779092.53012" calcext:value-type="float">
            <text:p>1442779092.53012</text:p>
          </table:table-cell>
          <table:table-cell office:value-type="float" office:value="65632" calcext:value-type="float">
            <text:p>65632</text:p>
          </table:table-cell>
          <table:table-cell table:formula="of:=[.C60]-[.C$2]" office:value-type="float" office:value="13.8410542011261" calcext:value-type="float">
            <text:p>13.8410542011</text:p>
          </table:table-cell>
          <table:table-cell table:formula="of:=[.D60]/([.E60]-[.E59])" office:value-type="float" office:value="651141.67205499" calcext:value-type="float">
            <text:p>651141.672054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779092.59369" calcext:value-type="float">
            <text:p>1442779092.59369</text:p>
          </table:table-cell>
          <table:table-cell office:value-type="float" office:value="1442779092.59374" calcext:value-type="float">
            <text:p>1442779092.59374</text:p>
          </table:table-cell>
          <table:table-cell office:value-type="float" office:value="65632" calcext:value-type="float">
            <text:p>65632</text:p>
          </table:table-cell>
          <table:table-cell table:formula="of:=[.C61]-[.C$2]" office:value-type="float" office:value="13.9046771526337" calcext:value-type="float">
            <text:p>13.9046771526</text:p>
          </table:table-cell>
          <table:table-cell table:formula="of:=[.D61]/([.E61]-[.E60])" office:value-type="float" office:value="1031577.41734432" calcext:value-type="float">
            <text:p>1031577.4173443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779092.66055" calcext:value-type="float">
            <text:p>1442779092.66055</text:p>
          </table:table-cell>
          <table:table-cell office:value-type="float" office:value="1442779092.66064" calcext:value-type="float">
            <text:p>1442779092.66064</text:p>
          </table:table-cell>
          <table:table-cell office:value-type="float" office:value="65632" calcext:value-type="float">
            <text:p>65632</text:p>
          </table:table-cell>
          <table:table-cell table:formula="of:=[.C62]-[.C$2]" office:value-type="float" office:value="13.9715738296509" calcext:value-type="float">
            <text:p>13.9715738297</text:p>
          </table:table-cell>
          <table:table-cell table:formula="of:=[.D62]/([.E62]-[.E61])" office:value-type="float" office:value="981095.069686548" calcext:value-type="float">
            <text:p>981095.0696865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779092.73115" calcext:value-type="float">
            <text:p>1442779092.73115</text:p>
          </table:table-cell>
          <table:table-cell office:value-type="float" office:value="1442779092.73121" calcext:value-type="float">
            <text:p>1442779092.73121</text:p>
          </table:table-cell>
          <table:table-cell office:value-type="float" office:value="65632" calcext:value-type="float">
            <text:p>65632</text:p>
          </table:table-cell>
          <table:table-cell table:formula="of:=[.C63]-[.C$2]" office:value-type="float" office:value="14.0421416759491" calcext:value-type="float">
            <text:p>14.0421416759</text:p>
          </table:table-cell>
          <table:table-cell table:formula="of:=[.D63]/([.E63]-[.E62])" office:value-type="float" office:value="930055.30766294" calcext:value-type="float">
            <text:p>930055.3076629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779092.79466" calcext:value-type="float">
            <text:p>1442779092.79466</text:p>
          </table:table-cell>
          <table:table-cell office:value-type="float" office:value="1442779092.7947" calcext:value-type="float">
            <text:p>1442779092.7947</text:p>
          </table:table-cell>
          <table:table-cell office:value-type="float" office:value="65632" calcext:value-type="float">
            <text:p>65632</text:p>
          </table:table-cell>
          <table:table-cell table:formula="of:=[.C64]-[.C$2]" office:value-type="float" office:value="14.1056315898895" calcext:value-type="float">
            <text:p>14.1056315899</text:p>
          </table:table-cell>
          <table:table-cell table:formula="of:=[.D64]/([.E64]-[.E63])" office:value-type="float" office:value="1033738.99768678" calcext:value-type="float">
            <text:p>1033738.9976867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779092.8615" calcext:value-type="float">
            <text:p>1442779092.8615</text:p>
          </table:table-cell>
          <table:table-cell office:value-type="float" office:value="1442779092.86157" calcext:value-type="float">
            <text:p>1442779092.86157</text:p>
          </table:table-cell>
          <table:table-cell office:value-type="float" office:value="65632" calcext:value-type="float">
            <text:p>65632</text:p>
          </table:table-cell>
          <table:table-cell table:formula="of:=[.C65]-[.C$2]" office:value-type="float" office:value="14.1725077629089" calcext:value-type="float">
            <text:p>14.1725077629</text:p>
          </table:table-cell>
          <table:table-cell table:formula="of:=[.D65]/([.E65]-[.E64])" office:value-type="float" office:value="981395.869960321" calcext:value-type="float">
            <text:p>981395.8699603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779092.96933" calcext:value-type="float">
            <text:p>1442779092.96933</text:p>
          </table:table-cell>
          <table:table-cell office:value-type="float" office:value="1442779092.96937" calcext:value-type="float">
            <text:p>1442779092.96937</text:p>
          </table:table-cell>
          <table:table-cell office:value-type="float" office:value="65632" calcext:value-type="float">
            <text:p>65632</text:p>
          </table:table-cell>
          <table:table-cell table:formula="of:=[.C66]-[.C$2]" office:value-type="float" office:value="14.2803044319153" calcext:value-type="float">
            <text:p>14.2803044319</text:p>
          </table:table-cell>
          <table:table-cell table:formula="of:=[.D66]/([.E66]-[.E65])" office:value-type="float" office:value="608849.982146807" calcext:value-type="float">
            <text:p>608849.9821468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779093.03212" calcext:value-type="float">
            <text:p>1442779093.03212</text:p>
          </table:table-cell>
          <table:table-cell office:value-type="float" office:value="1442779093.03216" calcext:value-type="float">
            <text:p>1442779093.03216</text:p>
          </table:table-cell>
          <table:table-cell office:value-type="float" office:value="65632" calcext:value-type="float">
            <text:p>65632</text:p>
          </table:table-cell>
          <table:table-cell table:formula="of:=[.C67]-[.C$2]" office:value-type="float" office:value="14.3430948257446" calcext:value-type="float">
            <text:p>14.3430948257</text:p>
          </table:table-cell>
          <table:table-cell table:formula="of:=[.D67]/([.E67]-[.E66])" office:value-type="float" office:value="1045255.42837615" calcext:value-type="float">
            <text:p>1045255.428376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779093.0929" calcext:value-type="float">
            <text:p>1442779093.0929</text:p>
          </table:table-cell>
          <table:table-cell office:value-type="float" office:value="1442779093.09295" calcext:value-type="float">
            <text:p>1442779093.09295</text:p>
          </table:table-cell>
          <table:table-cell office:value-type="float" office:value="65632" calcext:value-type="float">
            <text:p>65632</text:p>
          </table:table-cell>
          <table:table-cell table:formula="of:=[.C68]-[.C$2]" office:value-type="float" office:value="14.4038848876953" calcext:value-type="float">
            <text:p>14.4038848877</text:p>
          </table:table-cell>
          <table:table-cell table:formula="of:=[.D68]/([.E68]-[.E67])" office:value-type="float" office:value="1079650.15816639" calcext:value-type="float">
            <text:p>1079650.1581663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779093.13314" calcext:value-type="float">
            <text:p>1442779093.13314</text:p>
          </table:table-cell>
          <table:table-cell office:value-type="float" office:value="1442779093.1332" calcext:value-type="float">
            <text:p>1442779093.1332</text:p>
          </table:table-cell>
          <table:table-cell office:value-type="float" office:value="65632" calcext:value-type="float">
            <text:p>65632</text:p>
          </table:table-cell>
          <table:table-cell table:formula="of:=[.C69]-[.C$2]" office:value-type="float" office:value="14.4441394805908" calcext:value-type="float">
            <text:p>14.4441394806</text:p>
          </table:table-cell>
          <table:table-cell table:formula="of:=[.D69]/([.E69]-[.E68])" office:value-type="float" office:value="1630422.64941957" calcext:value-type="float">
            <text:p>1630422.6494195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779093.233" calcext:value-type="float">
            <text:p>1442779093.233</text:p>
          </table:table-cell>
          <table:table-cell office:value-type="float" office:value="1442779093.23304" calcext:value-type="float">
            <text:p>1442779093.23304</text:p>
          </table:table-cell>
          <table:table-cell office:value-type="float" office:value="65632" calcext:value-type="float">
            <text:p>65632</text:p>
          </table:table-cell>
          <table:table-cell table:formula="of:=[.C70]-[.C$2]" office:value-type="float" office:value="14.5439808368683" calcext:value-type="float">
            <text:p>14.5439808369</text:p>
          </table:table-cell>
          <table:table-cell table:formula="of:=[.D70]/([.E70]-[.E69])" office:value-type="float" office:value="657362.864919466" calcext:value-type="float">
            <text:p>657362.8649194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779093.26375" calcext:value-type="float">
            <text:p>1442779093.26375</text:p>
          </table:table-cell>
          <table:table-cell office:value-type="float" office:value="1442779093.26378" calcext:value-type="float">
            <text:p>1442779093.26378</text:p>
          </table:table-cell>
          <table:table-cell office:value-type="float" office:value="65632" calcext:value-type="float">
            <text:p>65632</text:p>
          </table:table-cell>
          <table:table-cell table:formula="of:=[.C71]-[.C$2]" office:value-type="float" office:value="14.5747187137604" calcext:value-type="float">
            <text:p>14.5747187138</text:p>
          </table:table-cell>
          <table:table-cell table:formula="of:=[.D71]/([.E71]-[.E70])" office:value-type="float" office:value="2135215.78703732" calcext:value-type="float">
            <text:p>2135215.787037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779093.33409" calcext:value-type="float">
            <text:p>1442779093.33409</text:p>
          </table:table-cell>
          <table:table-cell office:value-type="float" office:value="1442779093.33413" calcext:value-type="float">
            <text:p>1442779093.33413</text:p>
          </table:table-cell>
          <table:table-cell office:value-type="float" office:value="65632" calcext:value-type="float">
            <text:p>65632</text:p>
          </table:table-cell>
          <table:table-cell table:formula="of:=[.C72]-[.C$2]" office:value-type="float" office:value="14.64506483078" calcext:value-type="float">
            <text:p>14.6450648308</text:p>
          </table:table-cell>
          <table:table-cell table:formula="of:=[.D72]/([.E72]-[.E71])" office:value-type="float" office:value="932986.819751028" calcext:value-type="float">
            <text:p>932986.81975102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779093.43395" calcext:value-type="float">
            <text:p>1442779093.43395</text:p>
          </table:table-cell>
          <table:table-cell office:value-type="float" office:value="1442779093.43407" calcext:value-type="float">
            <text:p>1442779093.43407</text:p>
          </table:table-cell>
          <table:table-cell office:value-type="float" office:value="65632" calcext:value-type="float">
            <text:p>65632</text:p>
          </table:table-cell>
          <table:table-cell table:formula="of:=[.C73]-[.C$2]" office:value-type="float" office:value="14.7450063228607" calcext:value-type="float">
            <text:p>14.7450063229</text:p>
          </table:table-cell>
          <table:table-cell table:formula="of:=[.D73]/([.E73]-[.E72])" office:value-type="float" office:value="656704.22397748" calcext:value-type="float">
            <text:p>656704.2239774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779093.4949" calcext:value-type="float">
            <text:p>1442779093.4949</text:p>
          </table:table-cell>
          <table:table-cell office:value-type="float" office:value="1442779093.49493" calcext:value-type="float">
            <text:p>1442779093.49493</text:p>
          </table:table-cell>
          <table:table-cell office:value-type="float" office:value="65632" calcext:value-type="float">
            <text:p>65632</text:p>
          </table:table-cell>
          <table:table-cell table:formula="of:=[.C74]-[.C$2]" office:value-type="float" office:value="14.8058657646179" calcext:value-type="float">
            <text:p>14.8058657646</text:p>
          </table:table-cell>
          <table:table-cell table:formula="of:=[.D74]/([.E74]-[.E73])" office:value-type="float" office:value="1078419.35622476" calcext:value-type="float">
            <text:p>1078419.3562247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779093.5728" calcext:value-type="float">
            <text:p>1442779093.5728</text:p>
          </table:table-cell>
          <table:table-cell office:value-type="float" office:value="1442779093.57285" calcext:value-type="float">
            <text:p>1442779093.57285</text:p>
          </table:table-cell>
          <table:table-cell office:value-type="float" office:value="65632" calcext:value-type="float">
            <text:p>65632</text:p>
          </table:table-cell>
          <table:table-cell table:formula="of:=[.C75]-[.C$2]" office:value-type="float" office:value="14.8837862014771" calcext:value-type="float">
            <text:p>14.8837862015</text:p>
          </table:table-cell>
          <table:table-cell table:formula="of:=[.D75]/([.E75]-[.E74])" office:value-type="float" office:value="842295.072326832" calcext:value-type="float">
            <text:p>842295.07232683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779093.63505" calcext:value-type="float">
            <text:p>1442779093.63505</text:p>
          </table:table-cell>
          <table:table-cell office:value-type="float" office:value="1442779093.63509" calcext:value-type="float">
            <text:p>1442779093.63509</text:p>
          </table:table-cell>
          <table:table-cell office:value-type="float" office:value="65632" calcext:value-type="float">
            <text:p>65632</text:p>
          </table:table-cell>
          <table:table-cell table:formula="of:=[.C76]-[.C$2]" office:value-type="float" office:value="14.9460246562958" calcext:value-type="float">
            <text:p>14.9460246563</text:p>
          </table:table-cell>
          <table:table-cell table:formula="of:=[.D76]/([.E76]-[.E75])" office:value-type="float" office:value="1054524.89447494" calcext:value-type="float">
            <text:p>1054524.8944749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779093.69602" calcext:value-type="float">
            <text:p>1442779093.69602</text:p>
          </table:table-cell>
          <table:table-cell office:value-type="float" office:value="1442779093.69606" calcext:value-type="float">
            <text:p>1442779093.69606</text:p>
          </table:table-cell>
          <table:table-cell office:value-type="float" office:value="65632" calcext:value-type="float">
            <text:p>65632</text:p>
          </table:table-cell>
          <table:table-cell table:formula="of:=[.C77]-[.C$2]" office:value-type="float" office:value="15.0069954395294" calcext:value-type="float">
            <text:p>15.0069954395</text:p>
          </table:table-cell>
          <table:table-cell table:formula="of:=[.D77]/([.E77]-[.E76])" office:value-type="float" office:value="1076450.00636609" calcext:value-type="float">
            <text:p>1076450.0063660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779093.77338" calcext:value-type="float">
            <text:p>1442779093.77338</text:p>
          </table:table-cell>
          <table:table-cell office:value-type="float" office:value="1442779093.77342" calcext:value-type="float">
            <text:p>1442779093.77342</text:p>
          </table:table-cell>
          <table:table-cell office:value-type="float" office:value="65632" calcext:value-type="float">
            <text:p>65632</text:p>
          </table:table-cell>
          <table:table-cell table:formula="of:=[.C78]-[.C$2]" office:value-type="float" office:value="15.0843603610992" calcext:value-type="float">
            <text:p>15.0843603611</text:p>
          </table:table-cell>
          <table:table-cell table:formula="of:=[.D78]/([.E78]-[.E77])" office:value-type="float" office:value="848343.13366123" calcext:value-type="float">
            <text:p>848343.133661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779093.83603" calcext:value-type="float">
            <text:p>1442779093.83603</text:p>
          </table:table-cell>
          <table:table-cell office:value-type="float" office:value="1442779093.83607" calcext:value-type="float">
            <text:p>1442779093.83607</text:p>
          </table:table-cell>
          <table:table-cell office:value-type="float" office:value="65632" calcext:value-type="float">
            <text:p>65632</text:p>
          </table:table-cell>
          <table:table-cell table:formula="of:=[.C79]-[.C$2]" office:value-type="float" office:value="15.1470055580139" calcext:value-type="float">
            <text:p>15.147005558</text:p>
          </table:table-cell>
          <table:table-cell table:formula="of:=[.D79]/([.E79]-[.E78])" office:value-type="float" office:value="1047678.0859895" calcext:value-type="float">
            <text:p>1047678.085989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779093.8971" calcext:value-type="float">
            <text:p>1442779093.8971</text:p>
          </table:table-cell>
          <table:table-cell office:value-type="float" office:value="1442779093.89715" calcext:value-type="float">
            <text:p>1442779093.89715</text:p>
          </table:table-cell>
          <table:table-cell office:value-type="float" office:value="65632" calcext:value-type="float">
            <text:p>65632</text:p>
          </table:table-cell>
          <table:table-cell table:formula="of:=[.C80]-[.C$2]" office:value-type="float" office:value="15.208087682724" calcext:value-type="float">
            <text:p>15.2080876827</text:p>
          </table:table-cell>
          <table:table-cell table:formula="of:=[.D80]/([.E80]-[.E79])" office:value-type="float" office:value="1074487.83603243" calcext:value-type="float">
            <text:p>1074487.8360324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779093.97493" calcext:value-type="float">
            <text:p>1442779093.97493</text:p>
          </table:table-cell>
          <table:table-cell office:value-type="float" office:value="1442779093.97506" calcext:value-type="float">
            <text:p>1442779093.97506</text:p>
          </table:table-cell>
          <table:table-cell office:value-type="float" office:value="65632" calcext:value-type="float">
            <text:p>65632</text:p>
          </table:table-cell>
          <table:table-cell table:formula="of:=[.C81]-[.C$2]" office:value-type="float" office:value="15.2859914302826" calcext:value-type="float">
            <text:p>15.2859914303</text:p>
          </table:table-cell>
          <table:table-cell table:formula="of:=[.D81]/([.E81]-[.E80])" office:value-type="float" office:value="842475.51699148" calcext:value-type="float">
            <text:p>842475.516991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779094.03717" calcext:value-type="float">
            <text:p>1442779094.03717</text:p>
          </table:table-cell>
          <table:table-cell office:value-type="float" office:value="1442779094.03721" calcext:value-type="float">
            <text:p>1442779094.03721</text:p>
          </table:table-cell>
          <table:table-cell office:value-type="float" office:value="65632" calcext:value-type="float">
            <text:p>65632</text:p>
          </table:table-cell>
          <table:table-cell table:formula="of:=[.C82]-[.C$2]" office:value-type="float" office:value="15.348149061203" calcext:value-type="float">
            <text:p>15.3481490612</text:p>
          </table:table-cell>
          <table:table-cell table:formula="of:=[.D82]/([.E82]-[.E81])" office:value-type="float" office:value="1055896.09880786" calcext:value-type="float">
            <text:p>1055896.0988078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779094.09811" calcext:value-type="float">
            <text:p>1442779094.09811</text:p>
          </table:table-cell>
          <table:table-cell office:value-type="float" office:value="1442779094.09816" calcext:value-type="float">
            <text:p>1442779094.09816</text:p>
          </table:table-cell>
          <table:table-cell office:value-type="float" office:value="65632" calcext:value-type="float">
            <text:p>65632</text:p>
          </table:table-cell>
          <table:table-cell table:formula="of:=[.C83]-[.C$2]" office:value-type="float" office:value="15.4090931415558" calcext:value-type="float">
            <text:p>15.4090931416</text:p>
          </table:table-cell>
          <table:table-cell table:formula="of:=[.D83]/([.E83]-[.E82])" office:value-type="float" office:value="1076921.65703511" calcext:value-type="float">
            <text:p>1076921.6570351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779094.13633" calcext:value-type="float">
            <text:p>1442779094.13633</text:p>
          </table:table-cell>
          <table:table-cell office:value-type="float" office:value="1442779094.13638" calcext:value-type="float">
            <text:p>1442779094.13638</text:p>
          </table:table-cell>
          <table:table-cell office:value-type="float" office:value="65632" calcext:value-type="float">
            <text:p>65632</text:p>
          </table:table-cell>
          <table:table-cell table:formula="of:=[.C84]-[.C$2]" office:value-type="float" office:value="15.4473135471344" calcext:value-type="float">
            <text:p>15.4473135471</text:p>
          </table:table-cell>
          <table:table-cell table:formula="of:=[.D84]/([.E84]-[.E83])" office:value-type="float" office:value="1717197.89485241" calcext:value-type="float">
            <text:p>1717197.894852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779094.23806" calcext:value-type="float">
            <text:p>1442779094.23806</text:p>
          </table:table-cell>
          <table:table-cell office:value-type="float" office:value="1442779094.2382" calcext:value-type="float">
            <text:p>1442779094.2382</text:p>
          </table:table-cell>
          <table:table-cell office:value-type="float" office:value="65632" calcext:value-type="float">
            <text:p>65632</text:p>
          </table:table-cell>
          <table:table-cell table:formula="of:=[.C85]-[.C$2]" office:value-type="float" office:value="15.5491373538971" calcext:value-type="float">
            <text:p>15.5491373539</text:p>
          </table:table-cell>
          <table:table-cell table:formula="of:=[.D85]/([.E85]-[.E84])" office:value-type="float" office:value="644564.391046174" calcext:value-type="float">
            <text:p>644564.39104617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779094.29883" calcext:value-type="float">
            <text:p>1442779094.29883</text:p>
          </table:table-cell>
          <table:table-cell office:value-type="float" office:value="1442779094.29887" calcext:value-type="float">
            <text:p>1442779094.29887</text:p>
          </table:table-cell>
          <table:table-cell office:value-type="float" office:value="65632" calcext:value-type="float">
            <text:p>65632</text:p>
          </table:table-cell>
          <table:table-cell table:formula="of:=[.C86]-[.C$2]" office:value-type="float" office:value="15.609804391861" calcext:value-type="float">
            <text:p>15.6098043919</text:p>
          </table:table-cell>
          <table:table-cell table:formula="of:=[.D86]/([.E86]-[.E85])" office:value-type="float" office:value="1081839.53268149" calcext:value-type="float">
            <text:p>1081839.5326814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779094.37187" calcext:value-type="float">
            <text:p>1442779094.37187</text:p>
          </table:table-cell>
          <table:table-cell office:value-type="float" office:value="1442779094.37191" calcext:value-type="float">
            <text:p>1442779094.37191</text:p>
          </table:table-cell>
          <table:table-cell office:value-type="float" office:value="65632" calcext:value-type="float">
            <text:p>65632</text:p>
          </table:table-cell>
          <table:table-cell table:formula="of:=[.C87]-[.C$2]" office:value-type="float" office:value="15.6828434467316" calcext:value-type="float">
            <text:p>15.6828434467</text:p>
          </table:table-cell>
          <table:table-cell table:formula="of:=[.D87]/([.E87]-[.E86])" office:value-type="float" office:value="898587.750297048" calcext:value-type="float">
            <text:p>898587.75029704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779094.45271" calcext:value-type="float">
            <text:p>1442779094.45271</text:p>
          </table:table-cell>
          <table:table-cell office:value-type="float" office:value="1442779094.45275" calcext:value-type="float">
            <text:p>1442779094.45275</text:p>
          </table:table-cell>
          <table:table-cell office:value-type="float" office:value="65632" calcext:value-type="float">
            <text:p>65632</text:p>
          </table:table-cell>
          <table:table-cell table:formula="of:=[.C88]-[.C$2]" office:value-type="float" office:value="15.7636890411377" calcext:value-type="float">
            <text:p>15.7636890411</text:p>
          </table:table-cell>
          <table:table-cell table:formula="of:=[.D88]/([.E88]-[.E87])" office:value-type="float" office:value="811819.128576105" calcext:value-type="float">
            <text:p>811819.1285761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779094.51989" calcext:value-type="float">
            <text:p>1442779094.51989</text:p>
          </table:table-cell>
          <table:table-cell office:value-type="float" office:value="1442779094.51993" calcext:value-type="float">
            <text:p>1442779094.51993</text:p>
          </table:table-cell>
          <table:table-cell office:value-type="float" office:value="65632" calcext:value-type="float">
            <text:p>65632</text:p>
          </table:table-cell>
          <table:table-cell table:formula="of:=[.C89]-[.C$2]" office:value-type="float" office:value="15.8308670520782" calcext:value-type="float">
            <text:p>15.8308670521</text:p>
          </table:table-cell>
          <table:table-cell table:formula="of:=[.D89]/([.E89]-[.E88])" office:value-type="float" office:value="976986.354330737" calcext:value-type="float">
            <text:p>976986.35433073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779094.60074" calcext:value-type="float">
            <text:p>1442779094.60074</text:p>
          </table:table-cell>
          <table:table-cell office:value-type="float" office:value="1442779094.60079" calcext:value-type="float">
            <text:p>1442779094.60079</text:p>
          </table:table-cell>
          <table:table-cell office:value-type="float" office:value="65632" calcext:value-type="float">
            <text:p>65632</text:p>
          </table:table-cell>
          <table:table-cell table:formula="of:=[.C90]-[.C$2]" office:value-type="float" office:value="15.9117228984833" calcext:value-type="float">
            <text:p>15.9117228985</text:p>
          </table:table-cell>
          <table:table-cell table:formula="of:=[.D90]/([.E90]-[.E89])" office:value-type="float" office:value="811716.195155897" calcext:value-type="float">
            <text:p>811716.19515589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779094.68116" calcext:value-type="float">
            <text:p>1442779094.68116</text:p>
          </table:table-cell>
          <table:table-cell office:value-type="float" office:value="1442779094.68121" calcext:value-type="float">
            <text:p>1442779094.68121</text:p>
          </table:table-cell>
          <table:table-cell office:value-type="float" office:value="65632" calcext:value-type="float">
            <text:p>65632</text:p>
          </table:table-cell>
          <table:table-cell table:formula="of:=[.C91]-[.C$2]" office:value-type="float" office:value="15.9921412467957" calcext:value-type="float">
            <text:p>15.9921412468</text:p>
          </table:table-cell>
          <table:table-cell table:formula="of:=[.D91]/([.E91]-[.E90])" office:value-type="float" office:value="816132.156122609" calcext:value-type="float">
            <text:p>816132.15612260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779094.74847" calcext:value-type="float">
            <text:p>1442779094.74847</text:p>
          </table:table-cell>
          <table:table-cell office:value-type="float" office:value="1442779094.74851" calcext:value-type="float">
            <text:p>1442779094.74851</text:p>
          </table:table-cell>
          <table:table-cell office:value-type="float" office:value="65632" calcext:value-type="float">
            <text:p>65632</text:p>
          </table:table-cell>
          <table:table-cell table:formula="of:=[.C92]-[.C$2]" office:value-type="float" office:value="16.0594470500946" calcext:value-type="float">
            <text:p>16.0594470501</text:p>
          </table:table-cell>
          <table:table-cell table:formula="of:=[.D92]/([.E92]-[.E91])" office:value-type="float" office:value="975131.367327781" calcext:value-type="float">
            <text:p>975131.36732778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779094.8291" calcext:value-type="float">
            <text:p>1442779094.8291</text:p>
          </table:table-cell>
          <table:table-cell office:value-type="float" office:value="1442779094.82915" calcext:value-type="float">
            <text:p>1442779094.82915</text:p>
          </table:table-cell>
          <table:table-cell office:value-type="float" office:value="65632" calcext:value-type="float">
            <text:p>65632</text:p>
          </table:table-cell>
          <table:table-cell table:formula="of:=[.C93]-[.C$2]" office:value-type="float" office:value="16.1400811672211" calcext:value-type="float">
            <text:p>16.1400811672</text:p>
          </table:table-cell>
          <table:table-cell table:formula="of:=[.D93]/([.E93]-[.E92])" office:value-type="float" office:value="813948.268287779" calcext:value-type="float">
            <text:p>813948.26828777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779094.90981" calcext:value-type="float">
            <text:p>1442779094.90981</text:p>
          </table:table-cell>
          <table:table-cell office:value-type="float" office:value="1442779094.90986" calcext:value-type="float">
            <text:p>1442779094.90986</text:p>
          </table:table-cell>
          <table:table-cell office:value-type="float" office:value="65632" calcext:value-type="float">
            <text:p>65632</text:p>
          </table:table-cell>
          <table:table-cell table:formula="of:=[.C94]-[.C$2]" office:value-type="float" office:value="16.2207977771759" calcext:value-type="float">
            <text:p>16.2207977772</text:p>
          </table:table-cell>
          <table:table-cell table:formula="of:=[.D94]/([.E94]-[.E93])" office:value-type="float" office:value="813116.408589573" calcext:value-type="float">
            <text:p>813116.40858957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779094.97696" calcext:value-type="float">
            <text:p>1442779094.97696</text:p>
          </table:table-cell>
          <table:table-cell office:value-type="float" office:value="1442779094.977" calcext:value-type="float">
            <text:p>1442779094.977</text:p>
          </table:table-cell>
          <table:table-cell office:value-type="float" office:value="65632" calcext:value-type="float">
            <text:p>65632</text:p>
          </table:table-cell>
          <table:table-cell table:formula="of:=[.C95]-[.C$2]" office:value-type="float" office:value="16.2879369258881" calcext:value-type="float">
            <text:p>16.2879369259</text:p>
          </table:table-cell>
          <table:table-cell table:formula="of:=[.D95]/([.E95]-[.E94])" office:value-type="float" office:value="977551.864432781" calcext:value-type="float">
            <text:p>977551.86443278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779095.05769" calcext:value-type="float">
            <text:p>1442779095.05769</text:p>
          </table:table-cell>
          <table:table-cell office:value-type="float" office:value="1442779095.05773" calcext:value-type="float">
            <text:p>1442779095.05773</text:p>
          </table:table-cell>
          <table:table-cell office:value-type="float" office:value="65632" calcext:value-type="float">
            <text:p>65632</text:p>
          </table:table-cell>
          <table:table-cell table:formula="of:=[.C96]-[.C$2]" office:value-type="float" office:value="16.368670463562" calcext:value-type="float">
            <text:p>16.3686704636</text:p>
          </table:table-cell>
          <table:table-cell table:formula="of:=[.D96]/([.E96]-[.E95])" office:value-type="float" office:value="812945.919266673" calcext:value-type="float">
            <text:p>812945.91926667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779095.11181" calcext:value-type="float">
            <text:p>1442779095.11181</text:p>
          </table:table-cell>
          <table:table-cell office:value-type="float" office:value="1442779095.11194" calcext:value-type="float">
            <text:p>1442779095.11194</text:p>
          </table:table-cell>
          <table:table-cell office:value-type="float" office:value="65632" calcext:value-type="float">
            <text:p>65632</text:p>
          </table:table-cell>
          <table:table-cell table:formula="of:=[.C97]-[.C$2]" office:value-type="float" office:value="16.4228801727295" calcext:value-type="float">
            <text:p>16.4228801727</text:p>
          </table:table-cell>
          <table:table-cell table:formula="of:=[.D97]/([.E97]-[.E96])" office:value-type="float" office:value="1210705.62834474" calcext:value-type="float">
            <text:p>1210705.6283447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779095.15181" calcext:value-type="float">
            <text:p>1442779095.15181</text:p>
          </table:table-cell>
          <table:table-cell office:value-type="float" office:value="1442779095.15184" calcext:value-type="float">
            <text:p>1442779095.15184</text:p>
          </table:table-cell>
          <table:table-cell office:value-type="float" office:value="65632" calcext:value-type="float">
            <text:p>65632</text:p>
          </table:table-cell>
          <table:table-cell table:formula="of:=[.C98]-[.C$2]" office:value-type="float" office:value="16.4627783298492" calcext:value-type="float">
            <text:p>16.4627783298</text:p>
          </table:table-cell>
          <table:table-cell table:formula="of:=[.D98]/([.E98]-[.E97])" office:value-type="float" office:value="1644988.25855568" calcext:value-type="float">
            <text:p>1644988.258555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779095.20589" calcext:value-type="float">
            <text:p>1442779095.20589</text:p>
          </table:table-cell>
          <table:table-cell office:value-type="float" office:value="1442779095.20593" calcext:value-type="float">
            <text:p>1442779095.20593</text:p>
          </table:table-cell>
          <table:table-cell office:value-type="float" office:value="65632" calcext:value-type="float">
            <text:p>65632</text:p>
          </table:table-cell>
          <table:table-cell table:formula="of:=[.C99]-[.C$2]" office:value-type="float" office:value="16.5168688297272" calcext:value-type="float">
            <text:p>16.5168688297</text:p>
          </table:table-cell>
          <table:table-cell table:formula="of:=[.D99]/([.E99]-[.E98])" office:value-type="float" office:value="1213373.88539793" calcext:value-type="float">
            <text:p>1213373.8853979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779095.27199" calcext:value-type="float">
            <text:p>1442779095.27199</text:p>
          </table:table-cell>
          <table:table-cell office:value-type="float" office:value="1442779095.27203" calcext:value-type="float">
            <text:p>1442779095.27203</text:p>
          </table:table-cell>
          <table:table-cell office:value-type="float" office:value="65632" calcext:value-type="float">
            <text:p>65632</text:p>
          </table:table-cell>
          <table:table-cell table:formula="of:=[.C100]-[.C$2]" office:value-type="float" office:value="16.5829675197601" calcext:value-type="float">
            <text:p>16.5829675198</text:p>
          </table:table-cell>
          <table:table-cell table:formula="of:=[.D100]/([.E100]-[.E99])" office:value-type="float" office:value="992939.49649038" calcext:value-type="float">
            <text:p>992939.4964903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779095.32703" calcext:value-type="float">
            <text:p>1442779095.32703</text:p>
          </table:table-cell>
          <table:table-cell office:value-type="float" office:value="1442779095.3271" calcext:value-type="float">
            <text:p>1442779095.3271</text:p>
          </table:table-cell>
          <table:table-cell office:value-type="float" office:value="65632" calcext:value-type="float">
            <text:p>65632</text:p>
          </table:table-cell>
          <table:table-cell table:formula="of:=[.C101]-[.C$2]" office:value-type="float" office:value="16.6380367279053" calcext:value-type="float">
            <text:p>16.6380367279</text:p>
          </table:table-cell>
          <table:table-cell table:formula="of:=[.D101]/([.E101]-[.E100])" office:value-type="float" office:value="1191809.40149019" calcext:value-type="float">
            <text:p>1191809.4014901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779095.39298" calcext:value-type="float">
            <text:p>1442779095.39298</text:p>
          </table:table-cell>
          <table:table-cell office:value-type="float" office:value="1442779095.39302" calcext:value-type="float">
            <text:p>1442779095.39302</text:p>
          </table:table-cell>
          <table:table-cell office:value-type="float" office:value="65632" calcext:value-type="float">
            <text:p>65632</text:p>
          </table:table-cell>
          <table:table-cell table:formula="of:=[.C102]-[.C$2]" office:value-type="float" office:value="16.7039511203766" calcext:value-type="float">
            <text:p>16.7039511204</text:p>
          </table:table-cell>
          <table:table-cell table:formula="of:=[.D102]/([.E102]-[.E101])" office:value-type="float" office:value="995715.769185973" calcext:value-type="float">
            <text:p>995715.7691859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779095.45905" calcext:value-type="float">
            <text:p>1442779095.45905</text:p>
          </table:table-cell>
          <table:table-cell office:value-type="float" office:value="1442779095.4591" calcext:value-type="float">
            <text:p>1442779095.4591</text:p>
          </table:table-cell>
          <table:table-cell office:value-type="float" office:value="65632" calcext:value-type="float">
            <text:p>65632</text:p>
          </table:table-cell>
          <table:table-cell table:formula="of:=[.C103]-[.C$2]" office:value-type="float" office:value="16.7700324058533" calcext:value-type="float">
            <text:p>16.7700324059</text:p>
          </table:table-cell>
          <table:table-cell table:formula="of:=[.D103]/([.E103]-[.E102])" office:value-type="float" office:value="993201.017906301" calcext:value-type="float">
            <text:p>993201.0179063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779095.5123" calcext:value-type="float">
            <text:p>1442779095.5123</text:p>
          </table:table-cell>
          <table:table-cell office:value-type="float" office:value="1442779095.51234" calcext:value-type="float">
            <text:p>1442779095.51234</text:p>
          </table:table-cell>
          <table:table-cell office:value-type="float" office:value="65632" calcext:value-type="float">
            <text:p>65632</text:p>
          </table:table-cell>
          <table:table-cell table:formula="of:=[.C104]-[.C$2]" office:value-type="float" office:value="16.8232779502869" calcext:value-type="float">
            <text:p>16.8232779503</text:p>
          </table:table-cell>
          <table:table-cell table:formula="of:=[.D104]/([.E104]-[.E103])" office:value-type="float" office:value="1232628.95887663" calcext:value-type="float">
            <text:p>1232628.9588766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779100.37031" calcext:value-type="float">
            <text:p>1442779100.37031</text:p>
          </table:table-cell>
          <table:table-cell office:value-type="float" office:value="1442779100.37036" calcext:value-type="float">
            <text:p>1442779100.37036</text:p>
          </table:table-cell>
          <table:table-cell office:value-type="float" office:value="65632" calcext:value-type="float">
            <text:p>65632</text:p>
          </table:table-cell>
          <table:table-cell table:formula="of:=[.C105]-[.C$2]" office:value-type="float" office:value="21.6812975406647" calcext:value-type="float">
            <text:p>21.6812975407</text:p>
          </table:table-cell>
          <table:table-cell table:formula="of:=[.D105]/([.E105]-[.E104])" office:value-type="float" office:value="13510.031974757" calcext:value-type="float">
            <text:p>13510.03197475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779100.57124" calcext:value-type="float">
            <text:p>1442779100.57124</text:p>
          </table:table-cell>
          <table:table-cell office:value-type="float" office:value="1442779100.57131" calcext:value-type="float">
            <text:p>1442779100.57131</text:p>
          </table:table-cell>
          <table:table-cell office:value-type="float" office:value="65632" calcext:value-type="float">
            <text:p>65632</text:p>
          </table:table-cell>
          <table:table-cell table:formula="of:=[.C106]-[.C$2]" office:value-type="float" office:value="21.8822505474091" calcext:value-type="float">
            <text:p>21.8822505474</text:p>
          </table:table-cell>
          <table:table-cell table:formula="of:=[.D106]/([.E106]-[.E105])" office:value-type="float" office:value="326603.722249774" calcext:value-type="float">
            <text:p>326603.72224977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779100.69981" calcext:value-type="float">
            <text:p>1442779100.69981</text:p>
          </table:table-cell>
          <table:table-cell office:value-type="float" office:value="1442779100.69984" calcext:value-type="float">
            <text:p>1442779100.69984</text:p>
          </table:table-cell>
          <table:table-cell office:value-type="float" office:value="65632" calcext:value-type="float">
            <text:p>65632</text:p>
          </table:table-cell>
          <table:table-cell table:formula="of:=[.C107]-[.C$2]" office:value-type="float" office:value="22.0107796192169" calcext:value-type="float">
            <text:p>22.0107796192</text:p>
          </table:table-cell>
          <table:table-cell table:formula="of:=[.D107]/([.E107]-[.E106])" office:value-type="float" office:value="510639.336897364" calcext:value-type="float">
            <text:p>510639.33689736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779101.11215" calcext:value-type="float">
            <text:p>1442779101.11215</text:p>
          </table:table-cell>
          <table:table-cell office:value-type="float" office:value="1442779101.11219" calcext:value-type="float">
            <text:p>1442779101.11219</text:p>
          </table:table-cell>
          <table:table-cell office:value-type="float" office:value="65632" calcext:value-type="float">
            <text:p>65632</text:p>
          </table:table-cell>
          <table:table-cell table:formula="of:=[.C108]-[.C$2]" office:value-type="float" office:value="22.4231240749359" calcext:value-type="float">
            <text:p>22.4231240749</text:p>
          </table:table-cell>
          <table:table-cell table:formula="of:=[.D108]/([.E108]-[.E107])" office:value-type="float" office:value="159167.897348248" calcext:value-type="float">
            <text:p>159167.89734824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779101.35562" calcext:value-type="float">
            <text:p>1442779101.35562</text:p>
          </table:table-cell>
          <table:table-cell office:value-type="float" office:value="1442779101.35569" calcext:value-type="float">
            <text:p>1442779101.35569</text:p>
          </table:table-cell>
          <table:table-cell office:value-type="float" office:value="65632" calcext:value-type="float">
            <text:p>65632</text:p>
          </table:table-cell>
          <table:table-cell table:formula="of:=[.C109]-[.C$2]" office:value-type="float" office:value="22.6666269302368" calcext:value-type="float">
            <text:p>22.6666269302</text:p>
          </table:table-cell>
          <table:table-cell table:formula="of:=[.D109]/([.E109]-[.E108])" office:value-type="float" office:value="269532.773728245" calcext:value-type="float">
            <text:p>269532.77372824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779107.13913" calcext:value-type="float">
            <text:p>1442779107.13913</text:p>
          </table:table-cell>
          <table:table-cell office:value-type="float" office:value="1442779107.13917" calcext:value-type="float">
            <text:p>1442779107.13917</text:p>
          </table:table-cell>
          <table:table-cell office:value-type="float" office:value="65632" calcext:value-type="float">
            <text:p>65632</text:p>
          </table:table-cell>
          <table:table-cell table:formula="of:=[.C110]-[.C$2]" office:value-type="float" office:value="28.4501085281372" calcext:value-type="float">
            <text:p>28.4501085281</text:p>
          </table:table-cell>
          <table:table-cell table:formula="of:=[.D110]/([.E110]-[.E109])" office:value-type="float" office:value="11348.1816945396" calcext:value-type="float">
            <text:p>11348.181694539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779108.52644" calcext:value-type="float">
            <text:p>1442779108.52644</text:p>
          </table:table-cell>
          <table:table-cell office:value-type="float" office:value="1442779110.02754" calcext:value-type="float">
            <text:p>1442779110.02754</text:p>
          </table:table-cell>
          <table:table-cell office:value-type="float" office:value="65632" calcext:value-type="float">
            <text:p>65632</text:p>
          </table:table-cell>
          <table:table-cell table:formula="of:=[.C111]-[.C$2]" office:value-type="float" office:value="31.3384807109833" calcext:value-type="float">
            <text:p>31.338480711</text:p>
          </table:table-cell>
          <table:table-cell table:formula="of:=[.D111]/([.E111]-[.E110])" office:value-type="float" office:value="22722.8334318499" calcext:value-type="float">
            <text:p>22722.833431849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779108.59366" calcext:value-type="float">
            <text:p>1442779108.59366</text:p>
          </table:table-cell>
          <table:table-cell office:value-type="float" office:value="1442779110.05506" calcext:value-type="float">
            <text:p>1442779110.05506</text:p>
          </table:table-cell>
          <table:table-cell office:value-type="float" office:value="65632" calcext:value-type="float">
            <text:p>65632</text:p>
          </table:table-cell>
          <table:table-cell table:formula="of:=[.C112]-[.C$2]" office:value-type="float" office:value="31.3659956455231" calcext:value-type="float">
            <text:p>31.3659956455</text:p>
          </table:table-cell>
          <table:table-cell table:formula="of:=[.D112]/([.E112]-[.E111])" office:value-type="float" office:value="2385322.77462177" calcext:value-type="float">
            <text:p>2385322.7746217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779108.7141" calcext:value-type="float">
            <text:p>1442779108.7141</text:p>
          </table:table-cell>
          <table:table-cell office:value-type="float" office:value="1442779110.08262" calcext:value-type="float">
            <text:p>1442779110.08262</text:p>
          </table:table-cell>
          <table:table-cell office:value-type="float" office:value="65632" calcext:value-type="float">
            <text:p>65632</text:p>
          </table:table-cell>
          <table:table-cell table:formula="of:=[.C113]-[.C$2]" office:value-type="float" office:value="31.3935513496399" calcext:value-type="float">
            <text:p>31.3935513496</text:p>
          </table:table-cell>
          <table:table-cell table:formula="of:=[.D113]/([.E113]-[.E112])" office:value-type="float" office:value="2381793.61056266" calcext:value-type="float">
            <text:p>2381793.6105626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779108.7946" calcext:value-type="float">
            <text:p>1442779108.7946</text:p>
          </table:table-cell>
          <table:table-cell office:value-type="float" office:value="1442779110.11016" calcext:value-type="float">
            <text:p>1442779110.11016</text:p>
          </table:table-cell>
          <table:table-cell office:value-type="float" office:value="65632" calcext:value-type="float">
            <text:p>65632</text:p>
          </table:table-cell>
          <table:table-cell table:formula="of:=[.C114]-[.C$2]" office:value-type="float" office:value="31.4210953712463" calcext:value-type="float">
            <text:p>31.4210953712</text:p>
          </table:table-cell>
          <table:table-cell table:formula="of:=[.D114]/([.E114]-[.E113])" office:value-type="float" office:value="2382803.82355793" calcext:value-type="float">
            <text:p>2382803.8235579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779108.9022" calcext:value-type="float">
            <text:p>1442779108.9022</text:p>
          </table:table-cell>
          <table:table-cell office:value-type="float" office:value="1442779110.1377" calcext:value-type="float">
            <text:p>1442779110.1377</text:p>
          </table:table-cell>
          <table:table-cell office:value-type="float" office:value="65632" calcext:value-type="float">
            <text:p>65632</text:p>
          </table:table-cell>
          <table:table-cell table:formula="of:=[.C115]-[.C$2]" office:value-type="float" office:value="31.4486351013184" calcext:value-type="float">
            <text:p>31.4486351013</text:p>
          </table:table-cell>
          <table:table-cell table:formula="of:=[.D115]/([.E115]-[.E114])" office:value-type="float" office:value="2383175.13745996" calcext:value-type="float">
            <text:p>2383175.1374599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779108.99555" calcext:value-type="float">
            <text:p>1442779108.99555</text:p>
          </table:table-cell>
          <table:table-cell office:value-type="float" office:value="1442779110.16524" calcext:value-type="float">
            <text:p>1442779110.16524</text:p>
          </table:table-cell>
          <table:table-cell office:value-type="float" office:value="65632" calcext:value-type="float">
            <text:p>65632</text:p>
          </table:table-cell>
          <table:table-cell table:formula="of:=[.C116]-[.C$2]" office:value-type="float" office:value="31.4761712551117" calcext:value-type="float">
            <text:p>31.4761712551</text:p>
          </table:table-cell>
          <table:table-cell table:formula="of:=[.D116]/([.E116]-[.E115])" office:value-type="float" office:value="2383484.65412355" calcext:value-type="float">
            <text:p>2383484.6541235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779109.1033" calcext:value-type="float">
            <text:p>1442779109.1033</text:p>
          </table:table-cell>
          <table:table-cell office:value-type="float" office:value="1442779110.19279" calcext:value-type="float">
            <text:p>1442779110.19279</text:p>
          </table:table-cell>
          <table:table-cell office:value-type="float" office:value="65632" calcext:value-type="float">
            <text:p>65632</text:p>
          </table:table-cell>
          <table:table-cell table:formula="of:=[.C117]-[.C$2]" office:value-type="float" office:value="31.5037229061127" calcext:value-type="float">
            <text:p>31.5037229061</text:p>
          </table:table-cell>
          <table:table-cell table:formula="of:=[.D117]/([.E117]-[.E116])" office:value-type="float" office:value="2382143.9955694" calcext:value-type="float">
            <text:p>2382143.995569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779109.16621" calcext:value-type="float">
            <text:p>1442779109.16621</text:p>
          </table:table-cell>
          <table:table-cell office:value-type="float" office:value="1442779110.22034" calcext:value-type="float">
            <text:p>1442779110.22034</text:p>
          </table:table-cell>
          <table:table-cell office:value-type="float" office:value="65632" calcext:value-type="float">
            <text:p>65632</text:p>
          </table:table-cell>
          <table:table-cell table:formula="of:=[.C118]-[.C$2]" office:value-type="float" office:value="31.5312783718109" calcext:value-type="float">
            <text:p>31.5312783718</text:p>
          </table:table-cell>
          <table:table-cell table:formula="of:=[.D118]/([.E118]-[.E117])" office:value-type="float" office:value="2381814.21859209" calcext:value-type="float">
            <text:p>2381814.2185920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779109.30438" calcext:value-type="float">
            <text:p>1442779109.30438</text:p>
          </table:table-cell>
          <table:table-cell office:value-type="float" office:value="1442779110.24789" calcext:value-type="float">
            <text:p>1442779110.24789</text:p>
          </table:table-cell>
          <table:table-cell office:value-type="float" office:value="65632" calcext:value-type="float">
            <text:p>65632</text:p>
          </table:table-cell>
          <table:table-cell table:formula="of:=[.C119]-[.C$2]" office:value-type="float" office:value="31.5588285923004" calcext:value-type="float">
            <text:p>31.5588285923</text:p>
          </table:table-cell>
          <table:table-cell table:formula="of:=[.D119]/([.E119]-[.E118])" office:value-type="float" office:value="2382267.68548038" calcext:value-type="float">
            <text:p>2382267.6854803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779109.36725" calcext:value-type="float">
            <text:p>1442779109.36725</text:p>
          </table:table-cell>
          <table:table-cell office:value-type="float" office:value="1442779110.27543" calcext:value-type="float">
            <text:p>1442779110.27543</text:p>
          </table:table-cell>
          <table:table-cell office:value-type="float" office:value="65632" calcext:value-type="float">
            <text:p>65632</text:p>
          </table:table-cell>
          <table:table-cell table:formula="of:=[.C120]-[.C$2]" office:value-type="float" office:value="31.586368560791" calcext:value-type="float">
            <text:p>31.5863685608</text:p>
          </table:table-cell>
          <table:table-cell table:formula="of:=[.D120]/([.E120]-[.E119])" office:value-type="float" office:value="2383154.5058739" calcext:value-type="float">
            <text:p>2383154.505873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779109.50539" calcext:value-type="float">
            <text:p>1442779109.50539</text:p>
          </table:table-cell>
          <table:table-cell office:value-type="float" office:value="1442779110.30297" calcext:value-type="float">
            <text:p>1442779110.30297</text:p>
          </table:table-cell>
          <table:table-cell office:value-type="float" office:value="65632" calcext:value-type="float">
            <text:p>65632</text:p>
          </table:table-cell>
          <table:table-cell table:formula="of:=[.C121]-[.C$2]" office:value-type="float" office:value="31.6139047145843" calcext:value-type="float">
            <text:p>31.6139047146</text:p>
          </table:table-cell>
          <table:table-cell table:formula="of:=[.D121]/([.E121]-[.E120])" office:value-type="float" office:value="2383484.65412355" calcext:value-type="float">
            <text:p>2383484.6541235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779109.56835" calcext:value-type="float">
            <text:p>1442779109.56835</text:p>
          </table:table-cell>
          <table:table-cell office:value-type="float" office:value="1442779110.33048" calcext:value-type="float">
            <text:p>1442779110.33048</text:p>
          </table:table-cell>
          <table:table-cell office:value-type="float" office:value="65632" calcext:value-type="float">
            <text:p>65632</text:p>
          </table:table-cell>
          <table:table-cell table:formula="of:=[.C122]-[.C$2]" office:value-type="float" office:value="31.6414172649384" calcext:value-type="float">
            <text:p>31.6414172649</text:p>
          </table:table-cell>
          <table:table-cell table:formula="of:=[.D122]/([.E122]-[.E121])" office:value-type="float" office:value="2385529.48220042" calcext:value-type="float">
            <text:p>2385529.4822004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779109.70658" calcext:value-type="float">
            <text:p>1442779109.70658</text:p>
          </table:table-cell>
          <table:table-cell office:value-type="float" office:value="1442779110.35802" calcext:value-type="float">
            <text:p>1442779110.35802</text:p>
          </table:table-cell>
          <table:table-cell office:value-type="float" office:value="65632" calcext:value-type="float">
            <text:p>65632</text:p>
          </table:table-cell>
          <table:table-cell table:formula="of:=[.C123]-[.C$2]" office:value-type="float" office:value="31.6689598560333" calcext:value-type="float">
            <text:p>31.668959856</text:p>
          </table:table-cell>
          <table:table-cell table:formula="of:=[.D123]/([.E123]-[.E122])" office:value-type="float" office:value="2382927.5820017" calcext:value-type="float">
            <text:p>2382927.582001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779109.76934" calcext:value-type="float">
            <text:p>1442779109.76934</text:p>
          </table:table-cell>
          <table:table-cell office:value-type="float" office:value="1442779110.3856" calcext:value-type="float">
            <text:p>1442779110.3856</text:p>
          </table:table-cell>
          <table:table-cell office:value-type="float" office:value="65632" calcext:value-type="float">
            <text:p>65632</text:p>
          </table:table-cell>
          <table:table-cell table:formula="of:=[.C124]-[.C$2]" office:value-type="float" office:value="31.6965360641479" calcext:value-type="float">
            <text:p>31.6965360641</text:p>
          </table:table-cell>
          <table:table-cell table:formula="of:=[.D124]/([.E124]-[.E123])" office:value-type="float" office:value="2380022.65312157" calcext:value-type="float">
            <text:p>2380022.6531215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779109.90735" calcext:value-type="float">
            <text:p>1442779109.90735</text:p>
          </table:table-cell>
          <table:table-cell office:value-type="float" office:value="1442779110.4131" calcext:value-type="float">
            <text:p>1442779110.4131</text:p>
          </table:table-cell>
          <table:table-cell office:value-type="float" office:value="65632" calcext:value-type="float">
            <text:p>65632</text:p>
          </table:table-cell>
          <table:table-cell table:formula="of:=[.C125]-[.C$2]" office:value-type="float" office:value="31.72403383255" calcext:value-type="float">
            <text:p>31.7240338326</text:p>
          </table:table-cell>
          <table:table-cell table:formula="of:=[.D125]/([.E125]-[.E124])" office:value-type="float" office:value="2386811.86924931" calcext:value-type="float">
            <text:p>2386811.8692493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779109.97028" calcext:value-type="float">
            <text:p>1442779109.97028</text:p>
          </table:table-cell>
          <table:table-cell office:value-type="float" office:value="1442779110.44061" calcext:value-type="float">
            <text:p>1442779110.44061</text:p>
          </table:table-cell>
          <table:table-cell office:value-type="float" office:value="65632" calcext:value-type="float">
            <text:p>65632</text:p>
          </table:table-cell>
          <table:table-cell table:formula="of:=[.C126]-[.C$2]" office:value-type="float" office:value="31.7515497207642" calcext:value-type="float">
            <text:p>31.7515497208</text:p>
          </table:table-cell>
          <table:table-cell table:formula="of:=[.D126]/([.E126]-[.E125])" office:value-type="float" office:value="2385240.10162031" calcext:value-type="float">
            <text:p>2385240.1016203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779110.03835" calcext:value-type="float">
            <text:p>1442779110.03835</text:p>
          </table:table-cell>
          <table:table-cell office:value-type="float" office:value="1442779110.46815" calcext:value-type="float">
            <text:p>1442779110.46815</text:p>
          </table:table-cell>
          <table:table-cell office:value-type="float" office:value="65632" calcext:value-type="float">
            <text:p>65632</text:p>
          </table:table-cell>
          <table:table-cell table:formula="of:=[.C127]-[.C$2]" office:value-type="float" office:value="31.779082775116" calcext:value-type="float">
            <text:p>31.7790827751</text:p>
          </table:table-cell>
          <table:table-cell table:formula="of:=[.D127]/([.E127]-[.E126])" office:value-type="float" office:value="2383752.96693857" calcext:value-type="float">
            <text:p>2383752.966938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779110.10886" calcext:value-type="float">
            <text:p>1442779110.10886</text:p>
          </table:table-cell>
          <table:table-cell office:value-type="float" office:value="1442779110.49564" calcext:value-type="float">
            <text:p>1442779110.49564</text:p>
          </table:table-cell>
          <table:table-cell office:value-type="float" office:value="65632" calcext:value-type="float">
            <text:p>65632</text:p>
          </table:table-cell>
          <table:table-cell table:formula="of:=[.C128]-[.C$2]" office:value-type="float" office:value="31.8065712451935" calcext:value-type="float">
            <text:p>31.8065712452</text:p>
          </table:table-cell>
          <table:table-cell table:formula="of:=[.D128]/([.E128]-[.E127])" office:value-type="float" office:value="2387619.23871807" calcext:value-type="float">
            <text:p>2387619.2387180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779110.23926" calcext:value-type="float">
            <text:p>1442779110.23926</text:p>
          </table:table-cell>
          <table:table-cell office:value-type="float" office:value="1442779110.5231" calcext:value-type="float">
            <text:p>1442779110.5231</text:p>
          </table:table-cell>
          <table:table-cell office:value-type="float" office:value="65632" calcext:value-type="float">
            <text:p>65632</text:p>
          </table:table-cell>
          <table:table-cell table:formula="of:=[.C129]-[.C$2]" office:value-type="float" office:value="31.8340406417847" calcext:value-type="float">
            <text:p>31.8340406418</text:p>
          </table:table-cell>
          <table:table-cell table:formula="of:=[.D129]/([.E129]-[.E128])" office:value-type="float" office:value="2389277.09176756" calcext:value-type="float">
            <text:p>2389277.0917675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779110.30968" calcext:value-type="float">
            <text:p>1442779110.30968</text:p>
          </table:table-cell>
          <table:table-cell office:value-type="float" office:value="1442779110.55065" calcext:value-type="float">
            <text:p>1442779110.55065</text:p>
          </table:table-cell>
          <table:table-cell office:value-type="float" office:value="65632" calcext:value-type="float">
            <text:p>65632</text:p>
          </table:table-cell>
          <table:table-cell table:formula="of:=[.C130]-[.C$2]" office:value-type="float" office:value="31.8615839481354" calcext:value-type="float">
            <text:p>31.8615839481</text:p>
          </table:table-cell>
          <table:table-cell table:formula="of:=[.D130]/([.E130]-[.E129])" office:value-type="float" office:value="2382865.70117291" calcext:value-type="float">
            <text:p>2382865.7011729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779110.37214" calcext:value-type="float">
            <text:p>1442779110.37214</text:p>
          </table:table-cell>
          <table:table-cell office:value-type="float" office:value="1442779110.57814" calcext:value-type="float">
            <text:p>1442779110.57814</text:p>
          </table:table-cell>
          <table:table-cell office:value-type="float" office:value="65632" calcext:value-type="float">
            <text:p>65632</text:p>
          </table:table-cell>
          <table:table-cell table:formula="of:=[.C131]-[.C$2]" office:value-type="float" office:value="31.8890762329102" calcext:value-type="float">
            <text:p>31.8890762329</text:p>
          </table:table-cell>
          <table:table-cell table:formula="of:=[.D131]/([.E131]-[.E130])" office:value-type="float" office:value="2387287.94415103" calcext:value-type="float">
            <text:p>2387287.9441510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779110.44024" calcext:value-type="float">
            <text:p>1442779110.44024</text:p>
          </table:table-cell>
          <table:table-cell office:value-type="float" office:value="1442779110.60571" calcext:value-type="float">
            <text:p>1442779110.60571</text:p>
          </table:table-cell>
          <table:table-cell office:value-type="float" office:value="65632" calcext:value-type="float">
            <text:p>65632</text:p>
          </table:table-cell>
          <table:table-cell table:formula="of:=[.C132]-[.C$2]" office:value-type="float" office:value="31.9166431427002" calcext:value-type="float">
            <text:p>31.9166431427</text:p>
          </table:table-cell>
          <table:table-cell table:formula="of:=[.D132]/([.E132]-[.E131])" office:value-type="float" office:value="2380825.43527295" calcext:value-type="float">
            <text:p>2380825.4352729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779110.51083" calcext:value-type="float">
            <text:p>1442779110.51083</text:p>
          </table:table-cell>
          <table:table-cell office:value-type="float" office:value="1442779110.63323" calcext:value-type="float">
            <text:p>1442779110.63323</text:p>
          </table:table-cell>
          <table:table-cell office:value-type="float" office:value="65632" calcext:value-type="float">
            <text:p>65632</text:p>
          </table:table-cell>
          <table:table-cell table:formula="of:=[.C133]-[.C$2]" office:value-type="float" office:value="31.9441685676575" calcext:value-type="float">
            <text:p>31.9441685677</text:p>
          </table:table-cell>
          <table:table-cell table:formula="of:=[.D133]/([.E133]-[.E132])" office:value-type="float" office:value="2384413.68668688" calcext:value-type="float">
            <text:p>2384413.6866868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779110.57332" calcext:value-type="float">
            <text:p>1442779110.57332</text:p>
          </table:table-cell>
          <table:table-cell office:value-type="float" office:value="1442779110.66071" calcext:value-type="float">
            <text:p>1442779110.66071</text:p>
          </table:table-cell>
          <table:table-cell office:value-type="float" office:value="65632" calcext:value-type="float">
            <text:p>65632</text:p>
          </table:table-cell>
          <table:table-cell table:formula="of:=[.C134]-[.C$2]" office:value-type="float" office:value="31.9716491699219" calcext:value-type="float">
            <text:p>31.9716491699</text:p>
          </table:table-cell>
          <table:table-cell table:formula="of:=[.D134]/([.E134]-[.E133])" office:value-type="float" office:value="2388302.8242439" calcext:value-type="float">
            <text:p>2388302.824243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779110.64199" calcext:value-type="float">
            <text:p>1442779110.64199</text:p>
          </table:table-cell>
          <table:table-cell office:value-type="float" office:value="1442779110.68822" calcext:value-type="float">
            <text:p>1442779110.68822</text:p>
          </table:table-cell>
          <table:table-cell office:value-type="float" office:value="65632" calcext:value-type="float">
            <text:p>65632</text:p>
          </table:table-cell>
          <table:table-cell table:formula="of:=[.C135]-[.C$2]" office:value-type="float" office:value="31.9991588592529" calcext:value-type="float">
            <text:p>31.9991588593</text:p>
          </table:table-cell>
          <table:table-cell table:formula="of:=[.D135]/([.E135]-[.E134])" office:value-type="float" office:value="2385777.57858975" calcext:value-type="float">
            <text:p>2385777.5785897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779110.71196" calcext:value-type="float">
            <text:p>1442779110.71196</text:p>
          </table:table-cell>
          <table:table-cell office:value-type="float" office:value="1442779110.71575" calcext:value-type="float">
            <text:p>1442779110.71575</text:p>
          </table:table-cell>
          <table:table-cell office:value-type="float" office:value="65632" calcext:value-type="float">
            <text:p>65632</text:p>
          </table:table-cell>
          <table:table-cell table:formula="of:=[.C136]-[.C$2]" office:value-type="float" office:value="32.0266892910004" calcext:value-type="float">
            <text:p>32.026689291</text:p>
          </table:table-cell>
          <table:table-cell table:formula="of:=[.D136]/([.E136]-[.E135])" office:value-type="float" office:value="2383980.0480467" calcext:value-type="float">
            <text:p>2383980.048046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779110.84264" calcext:value-type="float">
            <text:p>1442779110.84264</text:p>
          </table:table-cell>
          <table:table-cell office:value-type="float" office:value="1442779110.84274" calcext:value-type="float">
            <text:p>1442779110.84274</text:p>
          </table:table-cell>
          <table:table-cell office:value-type="float" office:value="65632" calcext:value-type="float">
            <text:p>65632</text:p>
          </table:table-cell>
          <table:table-cell table:formula="of:=[.C137]-[.C$2]" office:value-type="float" office:value="32.1536774635315" calcext:value-type="float">
            <text:p>32.1536774635</text:p>
          </table:table-cell>
          <table:table-cell table:formula="of:=[.D137]/([.E137]-[.E136])" office:value-type="float" office:value="516835.53430074" calcext:value-type="float">
            <text:p>516835.5343007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779110.91288" calcext:value-type="float">
            <text:p>1442779110.91288</text:p>
          </table:table-cell>
          <table:table-cell office:value-type="float" office:value="1442779110.91292" calcext:value-type="float">
            <text:p>1442779110.91292</text:p>
          </table:table-cell>
          <table:table-cell office:value-type="float" office:value="65632" calcext:value-type="float">
            <text:p>65632</text:p>
          </table:table-cell>
          <table:table-cell table:formula="of:=[.C138]-[.C$2]" office:value-type="float" office:value="32.2238576412201" calcext:value-type="float">
            <text:p>32.2238576412</text:p>
          </table:table-cell>
          <table:table-cell table:formula="of:=[.D138]/([.E138]-[.E137])" office:value-type="float" office:value="935192.844498347" calcext:value-type="float">
            <text:p>935192.84449834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779110.97508" calcext:value-type="float">
            <text:p>1442779110.97508</text:p>
          </table:table-cell>
          <table:table-cell office:value-type="float" office:value="1442779110.97522" calcext:value-type="float">
            <text:p>1442779110.97522</text:p>
          </table:table-cell>
          <table:table-cell office:value-type="float" office:value="65632" calcext:value-type="float">
            <text:p>65632</text:p>
          </table:table-cell>
          <table:table-cell table:formula="of:=[.C139]-[.C$2]" office:value-type="float" office:value="32.2861566543579" calcext:value-type="float">
            <text:p>32.2861566544</text:p>
          </table:table-cell>
          <table:table-cell table:formula="of:=[.D139]/([.E139]-[.E138])" office:value-type="float" office:value="1053499.83401518" calcext:value-type="float">
            <text:p>1053499.8340151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779111.04423" calcext:value-type="float">
            <text:p>1442779111.04423</text:p>
          </table:table-cell>
          <table:table-cell office:value-type="float" office:value="1442779111.04427" calcext:value-type="float">
            <text:p>1442779111.04427</text:p>
          </table:table-cell>
          <table:table-cell office:value-type="float" office:value="65632" calcext:value-type="float">
            <text:p>65632</text:p>
          </table:table-cell>
          <table:table-cell table:formula="of:=[.C140]-[.C$2]" office:value-type="float" office:value="32.3552079200745" calcext:value-type="float">
            <text:p>32.3552079201</text:p>
          </table:table-cell>
          <table:table-cell table:formula="of:=[.D140]/([.E140]-[.E139])" office:value-type="float" office:value="950482.215190835" calcext:value-type="float">
            <text:p>950482.21519083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779111.11394" calcext:value-type="float">
            <text:p>1442779111.11394</text:p>
          </table:table-cell>
          <table:table-cell office:value-type="float" office:value="1442779111.11399" calcext:value-type="float">
            <text:p>1442779111.11399</text:p>
          </table:table-cell>
          <table:table-cell office:value-type="float" office:value="65632" calcext:value-type="float">
            <text:p>65632</text:p>
          </table:table-cell>
          <table:table-cell table:formula="of:=[.C141]-[.C$2]" office:value-type="float" office:value="32.4249224662781" calcext:value-type="float">
            <text:p>32.4249224663</text:p>
          </table:table-cell>
          <table:table-cell table:formula="of:=[.D141]/([.E141]-[.E140])" office:value-type="float" office:value="941439.105237959" calcext:value-type="float">
            <text:p>941439.10523795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779111.17602" calcext:value-type="float">
            <text:p>1442779111.17602</text:p>
          </table:table-cell>
          <table:table-cell office:value-type="float" office:value="1442779111.17606" calcext:value-type="float">
            <text:p>1442779111.17606</text:p>
          </table:table-cell>
          <table:table-cell office:value-type="float" office:value="65632" calcext:value-type="float">
            <text:p>65632</text:p>
          </table:table-cell>
          <table:table-cell table:formula="of:=[.C142]-[.C$2]" office:value-type="float" office:value="32.4869999885559" calcext:value-type="float">
            <text:p>32.4869999886</text:p>
          </table:table-cell>
          <table:table-cell table:formula="of:=[.D142]/([.E142]-[.E141])" office:value-type="float" office:value="1057258.69190236" calcext:value-type="float">
            <text:p>1057258.6919023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779111.24555" calcext:value-type="float">
            <text:p>1442779111.24555</text:p>
          </table:table-cell>
          <table:table-cell office:value-type="float" office:value="1442779111.24559" calcext:value-type="float">
            <text:p>1442779111.24559</text:p>
          </table:table-cell>
          <table:table-cell office:value-type="float" office:value="65632" calcext:value-type="float">
            <text:p>65632</text:p>
          </table:table-cell>
          <table:table-cell table:formula="of:=[.C143]-[.C$2]" office:value-type="float" office:value="32.5565304756165" calcext:value-type="float">
            <text:p>32.5565304756</text:p>
          </table:table-cell>
          <table:table-cell table:formula="of:=[.D143]/([.E143]-[.E142])" office:value-type="float" office:value="943931.256268174" calcext:value-type="float">
            <text:p>943931.25626817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779111.31501" calcext:value-type="float">
            <text:p>1442779111.31501</text:p>
          </table:table-cell>
          <table:table-cell office:value-type="float" office:value="1442779111.31505" calcext:value-type="float">
            <text:p>1442779111.31505</text:p>
          </table:table-cell>
          <table:table-cell office:value-type="float" office:value="65632" calcext:value-type="float">
            <text:p>65632</text:p>
          </table:table-cell>
          <table:table-cell table:formula="of:=[.C144]-[.C$2]" office:value-type="float" office:value="32.6259865760803" calcext:value-type="float">
            <text:p>32.6259865761</text:p>
          </table:table-cell>
          <table:table-cell table:formula="of:=[.D144]/([.E144]-[.E143])" office:value-type="float" office:value="944942.194590141" calcext:value-type="float">
            <text:p>944942.194590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779111.44638" calcext:value-type="float">
            <text:p>1442779111.44638</text:p>
          </table:table-cell>
          <table:table-cell office:value-type="float" office:value="1442779111.44655" calcext:value-type="float">
            <text:p>1442779111.44655</text:p>
          </table:table-cell>
          <table:table-cell office:value-type="float" office:value="65632" calcext:value-type="float">
            <text:p>65632</text:p>
          </table:table-cell>
          <table:table-cell table:formula="of:=[.C145]-[.C$2]" office:value-type="float" office:value="32.7574808597565" calcext:value-type="float">
            <text:p>32.7574808598</text:p>
          </table:table-cell>
          <table:table-cell table:formula="of:=[.D145]/([.E145]-[.E144])" office:value-type="float" office:value="499124.358604384" calcext:value-type="float">
            <text:p>499124.35860438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779111.48788" calcext:value-type="float">
            <text:p>1442779111.48788</text:p>
          </table:table-cell>
          <table:table-cell office:value-type="float" office:value="1442779111.48793" calcext:value-type="float">
            <text:p>1442779111.48793</text:p>
          </table:table-cell>
          <table:table-cell office:value-type="float" office:value="65632" calcext:value-type="float">
            <text:p>65632</text:p>
          </table:table-cell>
          <table:table-cell table:formula="of:=[.C146]-[.C$2]" office:value-type="float" office:value="32.798864364624" calcext:value-type="float">
            <text:p>32.7988643646</text:p>
          </table:table-cell>
          <table:table-cell table:formula="of:=[.D146]/([.E146]-[.E145])" office:value-type="float" office:value="1585945.90308512" calcext:value-type="float">
            <text:p>1585945.9030851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779111.5632" calcext:value-type="float">
            <text:p>1442779111.5632</text:p>
          </table:table-cell>
          <table:table-cell office:value-type="float" office:value="1442779111.56327" calcext:value-type="float">
            <text:p>1442779111.56327</text:p>
          </table:table-cell>
          <table:table-cell office:value-type="float" office:value="65632" calcext:value-type="float">
            <text:p>65632</text:p>
          </table:table-cell>
          <table:table-cell table:formula="of:=[.C147]-[.C$2]" office:value-type="float" office:value="32.8742015361786" calcext:value-type="float">
            <text:p>32.8742015362</text:p>
          </table:table-cell>
          <table:table-cell table:formula="of:=[.D147]/([.E147]-[.E146])" office:value-type="float" office:value="871176.852617355" calcext:value-type="float">
            <text:p>871176.85261735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779111.64764" calcext:value-type="float">
            <text:p>1442779111.64764</text:p>
          </table:table-cell>
          <table:table-cell office:value-type="float" office:value="1442779111.64768" calcext:value-type="float">
            <text:p>1442779111.64768</text:p>
          </table:table-cell>
          <table:table-cell office:value-type="float" office:value="65632" calcext:value-type="float">
            <text:p>65632</text:p>
          </table:table-cell>
          <table:table-cell table:formula="of:=[.C148]-[.C$2]" office:value-type="float" office:value="32.9586117267609" calcext:value-type="float">
            <text:p>32.9586117268</text:p>
          </table:table-cell>
          <table:table-cell table:formula="of:=[.D148]/([.E148]-[.E147])" office:value-type="float" office:value="777536.450839166" calcext:value-type="float">
            <text:p>777536.45083916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779111.7169" calcext:value-type="float">
            <text:p>1442779111.7169</text:p>
          </table:table-cell>
          <table:table-cell office:value-type="float" office:value="1442779111.71695" calcext:value-type="float">
            <text:p>1442779111.71695</text:p>
          </table:table-cell>
          <table:table-cell office:value-type="float" office:value="65632" calcext:value-type="float">
            <text:p>65632</text:p>
          </table:table-cell>
          <table:table-cell table:formula="of:=[.C149]-[.C$2]" office:value-type="float" office:value="33.0278842449188" calcext:value-type="float">
            <text:p>33.0278842449</text:p>
          </table:table-cell>
          <table:table-cell table:formula="of:=[.D149]/([.E149]-[.E148])" office:value-type="float" office:value="947446.42962657" calcext:value-type="float">
            <text:p>947446.4296265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779111.8181" calcext:value-type="float">
            <text:p>1442779111.8181</text:p>
          </table:table-cell>
          <table:table-cell office:value-type="float" office:value="1442779111.81814" calcext:value-type="float">
            <text:p>1442779111.81814</text:p>
          </table:table-cell>
          <table:table-cell office:value-type="float" office:value="65632" calcext:value-type="float">
            <text:p>65632</text:p>
          </table:table-cell>
          <table:table-cell table:formula="of:=[.C150]-[.C$2]" office:value-type="float" office:value="33.1290771961212" calcext:value-type="float">
            <text:p>33.1290771961</text:p>
          </table:table-cell>
          <table:table-cell table:formula="of:=[.D150]/([.E150]-[.E149])" office:value-type="float" office:value="648582.724588511" calcext:value-type="float">
            <text:p>648582.72458851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779111.88946" calcext:value-type="float">
            <text:p>1442779111.88946</text:p>
          </table:table-cell>
          <table:table-cell office:value-type="float" office:value="1442779111.88953" calcext:value-type="float">
            <text:p>1442779111.88953</text:p>
          </table:table-cell>
          <table:table-cell office:value-type="float" office:value="65632" calcext:value-type="float">
            <text:p>65632</text:p>
          </table:table-cell>
          <table:table-cell table:formula="of:=[.C151]-[.C$2]" office:value-type="float" office:value="33.2004661560059" calcext:value-type="float">
            <text:p>33.200466156</text:p>
          </table:table-cell>
          <table:table-cell table:formula="of:=[.D151]/([.E151]-[.E150])" office:value-type="float" office:value="919357.84056882" calcext:value-type="float">
            <text:p>919357.8405688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779111.9656" calcext:value-type="float">
            <text:p>1442779111.9656</text:p>
          </table:table-cell>
          <table:table-cell office:value-type="float" office:value="1442779111.96565" calcext:value-type="float">
            <text:p>1442779111.96565</text:p>
          </table:table-cell>
          <table:table-cell office:value-type="float" office:value="65632" calcext:value-type="float">
            <text:p>65632</text:p>
          </table:table-cell>
          <table:table-cell table:formula="of:=[.C152]-[.C$2]" office:value-type="float" office:value="33.2765889167786" calcext:value-type="float">
            <text:p>33.2765889168</text:p>
          </table:table-cell>
          <table:table-cell table:formula="of:=[.D152]/([.E152]-[.E151])" office:value-type="float" office:value="862186.280867697" calcext:value-type="float">
            <text:p>862186.2808676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779112.04965" calcext:value-type="float">
            <text:p>1442779112.04965</text:p>
          </table:table-cell>
          <table:table-cell office:value-type="float" office:value="1442779112.04976" calcext:value-type="float">
            <text:p>1442779112.04976</text:p>
          </table:table-cell>
          <table:table-cell office:value-type="float" office:value="65632" calcext:value-type="float">
            <text:p>65632</text:p>
          </table:table-cell>
          <table:table-cell table:formula="of:=[.C153]-[.C$2]" office:value-type="float" office:value="33.3606948852539" calcext:value-type="float">
            <text:p>33.3606948853</text:p>
          </table:table-cell>
          <table:table-cell table:formula="of:=[.D153]/([.E153]-[.E152])" office:value-type="float" office:value="780348.900200133" calcext:value-type="float">
            <text:p>780348.90020013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779112.11891" calcext:value-type="float">
            <text:p>1442779112.11891</text:p>
          </table:table-cell>
          <table:table-cell office:value-type="float" office:value="1442779112.11895" calcext:value-type="float">
            <text:p>1442779112.11895</text:p>
          </table:table-cell>
          <table:table-cell office:value-type="float" office:value="65632" calcext:value-type="float">
            <text:p>65632</text:p>
          </table:table-cell>
          <table:table-cell table:formula="of:=[.C154]-[.C$2]" office:value-type="float" office:value="33.4298868179321" calcext:value-type="float">
            <text:p>33.4298868179</text:p>
          </table:table-cell>
          <table:table-cell table:formula="of:=[.D154]/([.E154]-[.E153])" office:value-type="float" office:value="948549.888109382" calcext:value-type="float">
            <text:p>948549.88810938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779112.16654" calcext:value-type="float">
            <text:p>1442779112.16654</text:p>
          </table:table-cell>
          <table:table-cell office:value-type="float" office:value="1442779112.16667" calcext:value-type="float">
            <text:p>1442779112.16667</text:p>
          </table:table-cell>
          <table:table-cell office:value-type="float" office:value="65632" calcext:value-type="float">
            <text:p>65632</text:p>
          </table:table-cell>
          <table:table-cell table:formula="of:=[.C155]-[.C$2]" office:value-type="float" office:value="33.4776084423065" calcext:value-type="float">
            <text:p>33.4776084423</text:p>
          </table:table-cell>
          <table:table-cell table:formula="of:=[.D155]/([.E155]-[.E154])" office:value-type="float" office:value="1375309.42964343" calcext:value-type="float">
            <text:p>1375309.4296434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779112.22006" calcext:value-type="float">
            <text:p>1442779112.22006</text:p>
          </table:table-cell>
          <table:table-cell office:value-type="float" office:value="1442779112.22011" calcext:value-type="float">
            <text:p>1442779112.22011</text:p>
          </table:table-cell>
          <table:table-cell office:value-type="float" office:value="65632" calcext:value-type="float">
            <text:p>65632</text:p>
          </table:table-cell>
          <table:table-cell table:formula="of:=[.C156]-[.C$2]" office:value-type="float" office:value="33.5310430526733" calcext:value-type="float">
            <text:p>33.5310430527</text:p>
          </table:table-cell>
          <table:table-cell table:formula="of:=[.D156]/([.E156]-[.E155])" office:value-type="float" office:value="1228267.58816889" calcext:value-type="float">
            <text:p>1228267.5881688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779112.29167" calcext:value-type="float">
            <text:p>1442779112.29167</text:p>
          </table:table-cell>
          <table:table-cell office:value-type="float" office:value="1442779112.29173" calcext:value-type="float">
            <text:p>1442779112.29173</text:p>
          </table:table-cell>
          <table:table-cell office:value-type="float" office:value="65632" calcext:value-type="float">
            <text:p>65632</text:p>
          </table:table-cell>
          <table:table-cell table:formula="of:=[.C157]-[.C$2]" office:value-type="float" office:value="33.6026694774628" calcext:value-type="float">
            <text:p>33.6026694775</text:p>
          </table:table-cell>
          <table:table-cell table:formula="of:=[.D157]/([.E157]-[.E156])" office:value-type="float" office:value="916309.870176385" calcext:value-type="float">
            <text:p>916309.87017638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779112.36761" calcext:value-type="float">
            <text:p>1442779112.36761</text:p>
          </table:table-cell>
          <table:table-cell office:value-type="float" office:value="1442779112.36765" calcext:value-type="float">
            <text:p>1442779112.36765</text:p>
          </table:table-cell>
          <table:table-cell office:value-type="float" office:value="65632" calcext:value-type="float">
            <text:p>65632</text:p>
          </table:table-cell>
          <table:table-cell table:formula="of:=[.C158]-[.C$2]" office:value-type="float" office:value="33.6785814762115" calcext:value-type="float">
            <text:p>33.6785814762</text:p>
          </table:table-cell>
          <table:table-cell table:formula="of:=[.D158]/([.E158]-[.E157])" office:value-type="float" office:value="864580.054296824" calcext:value-type="float">
            <text:p>864580.05429682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779112.45187" calcext:value-type="float">
            <text:p>1442779112.45187</text:p>
          </table:table-cell>
          <table:table-cell office:value-type="float" office:value="1442779112.45192" calcext:value-type="float">
            <text:p>1442779112.45192</text:p>
          </table:table-cell>
          <table:table-cell office:value-type="float" office:value="65632" calcext:value-type="float">
            <text:p>65632</text:p>
          </table:table-cell>
          <table:table-cell table:formula="of:=[.C159]-[.C$2]" office:value-type="float" office:value="33.7628571987152" calcext:value-type="float">
            <text:p>33.7628571987</text:p>
          </table:table-cell>
          <table:table-cell table:formula="of:=[.D159]/([.E159]-[.E158])" office:value-type="float" office:value="778777.067110259" calcext:value-type="float">
            <text:p>778777.06711025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779112.52082" calcext:value-type="float">
            <text:p>1442779112.52082</text:p>
          </table:table-cell>
          <table:table-cell office:value-type="float" office:value="1442779112.52087" calcext:value-type="float">
            <text:p>1442779112.52087</text:p>
          </table:table-cell>
          <table:table-cell office:value-type="float" office:value="65632" calcext:value-type="float">
            <text:p>65632</text:p>
          </table:table-cell>
          <table:table-cell table:formula="of:=[.C160]-[.C$2]" office:value-type="float" office:value="33.8318018913269" calcext:value-type="float">
            <text:p>33.8318018913</text:p>
          </table:table-cell>
          <table:table-cell table:formula="of:=[.D160]/([.E160]-[.E159])" office:value-type="float" office:value="951951.448527708" calcext:value-type="float">
            <text:p>951951.44852770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779112.6216" calcext:value-type="float">
            <text:p>1442779112.6216</text:p>
          </table:table-cell>
          <table:table-cell office:value-type="float" office:value="1442779112.62165" calcext:value-type="float">
            <text:p>1442779112.62165</text:p>
          </table:table-cell>
          <table:table-cell office:value-type="float" office:value="65632" calcext:value-type="float">
            <text:p>65632</text:p>
          </table:table-cell>
          <table:table-cell table:formula="of:=[.C161]-[.C$2]" office:value-type="float" office:value="33.9325811862946" calcext:value-type="float">
            <text:p>33.9325811863</text:p>
          </table:table-cell>
          <table:table-cell table:formula="of:=[.D161]/([.E161]-[.E160])" office:value-type="float" office:value="651244.881412069" calcext:value-type="float">
            <text:p>651244.88141206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779112.69385" calcext:value-type="float">
            <text:p>1442779112.69385</text:p>
          </table:table-cell>
          <table:table-cell office:value-type="float" office:value="1442779112.69388" calcext:value-type="float">
            <text:p>1442779112.69388</text:p>
          </table:table-cell>
          <table:table-cell office:value-type="float" office:value="65632" calcext:value-type="float">
            <text:p>65632</text:p>
          </table:table-cell>
          <table:table-cell table:formula="of:=[.C162]-[.C$2]" office:value-type="float" office:value="34.0048205852509" calcext:value-type="float">
            <text:p>34.0048205853</text:p>
          </table:table-cell>
          <table:table-cell table:formula="of:=[.D162]/([.E162]-[.E161])" office:value-type="float" office:value="908534.690878367" calcext:value-type="float">
            <text:p>908534.6908783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779112.72169" calcext:value-type="float">
            <text:p>1442779112.72169</text:p>
          </table:table-cell>
          <table:table-cell office:value-type="float" office:value="1442779112.72173" calcext:value-type="float">
            <text:p>1442779112.72173</text:p>
          </table:table-cell>
          <table:table-cell office:value-type="float" office:value="65632" calcext:value-type="float">
            <text:p>65632</text:p>
          </table:table-cell>
          <table:table-cell table:formula="of:=[.C163]-[.C$2]" office:value-type="float" office:value="34.0326611995697" calcext:value-type="float">
            <text:p>34.0326611996</text:p>
          </table:table-cell>
          <table:table-cell table:formula="of:=[.D163]/([.E163]-[.E162])" office:value-type="float" office:value="2357419.24543555" calcext:value-type="float">
            <text:p>2357419.2454355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779112.82279" calcext:value-type="float">
            <text:p>1442779112.82279</text:p>
          </table:table-cell>
          <table:table-cell office:value-type="float" office:value="1442779112.82283" calcext:value-type="float">
            <text:p>1442779112.82283</text:p>
          </table:table-cell>
          <table:table-cell office:value-type="float" office:value="65632" calcext:value-type="float">
            <text:p>65632</text:p>
          </table:table-cell>
          <table:table-cell table:formula="of:=[.C164]-[.C$2]" office:value-type="float" office:value="34.1337630748749" calcext:value-type="float">
            <text:p>34.1337630749</text:p>
          </table:table-cell>
          <table:table-cell table:formula="of:=[.D164]/([.E164]-[.E163])" office:value-type="float" office:value="649166.989256035" calcext:value-type="float">
            <text:p>649166.98925603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779112.89458" calcext:value-type="float">
            <text:p>1442779112.89458</text:p>
          </table:table-cell>
          <table:table-cell office:value-type="float" office:value="1442779112.89463" calcext:value-type="float">
            <text:p>1442779112.89463</text:p>
          </table:table-cell>
          <table:table-cell office:value-type="float" office:value="65632" calcext:value-type="float">
            <text:p>65632</text:p>
          </table:table-cell>
          <table:table-cell table:formula="of:=[.C165]-[.C$2]" office:value-type="float" office:value="34.2055683135986" calcext:value-type="float">
            <text:p>34.2055683136</text:p>
          </table:table-cell>
          <table:table-cell table:formula="of:=[.D165]/([.E165]-[.E164])" office:value-type="float" office:value="914028.017544734" calcext:value-type="float">
            <text:p>914028.01754473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779112.97048" calcext:value-type="float">
            <text:p>1442779112.97048</text:p>
          </table:table-cell>
          <table:table-cell office:value-type="float" office:value="1442779112.97054" calcext:value-type="float">
            <text:p>1442779112.97054</text:p>
          </table:table-cell>
          <table:table-cell office:value-type="float" office:value="65632" calcext:value-type="float">
            <text:p>65632</text:p>
          </table:table-cell>
          <table:table-cell table:formula="of:=[.C166]-[.C$2]" office:value-type="float" office:value="34.2814745903015" calcext:value-type="float">
            <text:p>34.2814745903</text:p>
          </table:table-cell>
          <table:table-cell table:formula="of:=[.D166]/([.E166]-[.E165])" office:value-type="float" office:value="864645.228969702" calcext:value-type="float">
            <text:p>864645.22896970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779113.02347" calcext:value-type="float">
            <text:p>1442779113.02347</text:p>
          </table:table-cell>
          <table:table-cell office:value-type="float" office:value="1442779113.02351" calcext:value-type="float">
            <text:p>1442779113.02351</text:p>
          </table:table-cell>
          <table:table-cell office:value-type="float" office:value="65632" calcext:value-type="float">
            <text:p>65632</text:p>
          </table:table-cell>
          <table:table-cell table:formula="of:=[.C167]-[.C$2]" office:value-type="float" office:value="34.3344459533691" calcext:value-type="float">
            <text:p>34.3344459534</text:p>
          </table:table-cell>
          <table:table-cell table:formula="of:=[.D167]/([.E167]-[.E166])" office:value-type="float" office:value="1239009.08338359" calcext:value-type="float">
            <text:p>1239009.0833835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779113.0958" calcext:value-type="float">
            <text:p>1442779113.0958</text:p>
          </table:table-cell>
          <table:table-cell office:value-type="float" office:value="1442779113.09584" calcext:value-type="float">
            <text:p>1442779113.09584</text:p>
          </table:table-cell>
          <table:table-cell office:value-type="float" office:value="65632" calcext:value-type="float">
            <text:p>65632</text:p>
          </table:table-cell>
          <table:table-cell table:formula="of:=[.C168]-[.C$2]" office:value-type="float" office:value="34.406774520874" calcext:value-type="float">
            <text:p>34.4067745209</text:p>
          </table:table-cell>
          <table:table-cell table:formula="of:=[.D168]/([.E168]-[.E167])" office:value-type="float" office:value="907414.625563672" calcext:value-type="float">
            <text:p>907414.62556367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779113.12423" calcext:value-type="float">
            <text:p>1442779113.12423</text:p>
          </table:table-cell>
          <table:table-cell office:value-type="float" office:value="1442779113.12427" calcext:value-type="float">
            <text:p>1442779113.12427</text:p>
          </table:table-cell>
          <table:table-cell office:value-type="float" office:value="65632" calcext:value-type="float">
            <text:p>65632</text:p>
          </table:table-cell>
          <table:table-cell table:formula="of:=[.C169]-[.C$2]" office:value-type="float" office:value="34.4352042675018" calcext:value-type="float">
            <text:p>34.4352042675</text:p>
          </table:table-cell>
          <table:table-cell table:formula="of:=[.D169]/([.E169]-[.E168])" office:value-type="float" office:value="2308567.88346486" calcext:value-type="float">
            <text:p>2308567.8834648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779113.21102" calcext:value-type="float">
            <text:p>1442779113.21102</text:p>
          </table:table-cell>
          <table:table-cell office:value-type="float" office:value="1442779113.21106" calcext:value-type="float">
            <text:p>1442779113.21106</text:p>
          </table:table-cell>
          <table:table-cell office:value-type="float" office:value="65632" calcext:value-type="float">
            <text:p>65632</text:p>
          </table:table-cell>
          <table:table-cell table:formula="of:=[.C170]-[.C$2]" office:value-type="float" office:value="34.5219984054565" calcext:value-type="float">
            <text:p>34.5219984055</text:p>
          </table:table-cell>
          <table:table-cell table:formula="of:=[.D170]/([.E170]-[.E169])" office:value-type="float" office:value="756180.100944674" calcext:value-type="float">
            <text:p>756180.10094467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779113.29669" calcext:value-type="float">
            <text:p>1442779113.29669</text:p>
          </table:table-cell>
          <table:table-cell office:value-type="float" office:value="1442779113.29674" calcext:value-type="float">
            <text:p>1442779113.29674</text:p>
          </table:table-cell>
          <table:table-cell office:value-type="float" office:value="65632" calcext:value-type="float">
            <text:p>65632</text:p>
          </table:table-cell>
          <table:table-cell table:formula="of:=[.C171]-[.C$2]" office:value-type="float" office:value="34.6076712608337" calcext:value-type="float">
            <text:p>34.6076712608</text:p>
          </table:table-cell>
          <table:table-cell table:formula="of:=[.D171]/([.E171]-[.E170])" office:value-type="float" office:value="766076.952974637" calcext:value-type="float">
            <text:p>766076.95297463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779113.32506" calcext:value-type="float">
            <text:p>1442779113.32506</text:p>
          </table:table-cell>
          <table:table-cell office:value-type="float" office:value="1442779113.32512" calcext:value-type="float">
            <text:p>1442779113.32512</text:p>
          </table:table-cell>
          <table:table-cell office:value-type="float" office:value="65632" calcext:value-type="float">
            <text:p>65632</text:p>
          </table:table-cell>
          <table:table-cell table:formula="of:=[.C172]-[.C$2]" office:value-type="float" office:value="34.6360557079315" calcext:value-type="float">
            <text:p>34.6360557079</text:p>
          </table:table-cell>
          <table:table-cell table:formula="of:=[.D172]/([.E172]-[.E171])" office:value-type="float" office:value="2312252.19127615" calcext:value-type="float">
            <text:p>2312252.1912761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779113.41028" calcext:value-type="float">
            <text:p>1442779113.41028</text:p>
          </table:table-cell>
          <table:table-cell office:value-type="float" office:value="1442779113.41033" calcext:value-type="float">
            <text:p>1442779113.41033</text:p>
          </table:table-cell>
          <table:table-cell office:value-type="float" office:value="65632" calcext:value-type="float">
            <text:p>65632</text:p>
          </table:table-cell>
          <table:table-cell table:formula="of:=[.C173]-[.C$2]" office:value-type="float" office:value="34.7212688922882" calcext:value-type="float">
            <text:p>34.7212688923</text:p>
          </table:table-cell>
          <table:table-cell table:formula="of:=[.D173]/([.E173]-[.E172])" office:value-type="float" office:value="770209.451688537" calcext:value-type="float">
            <text:p>770209.45168853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779113.49773" calcext:value-type="float">
            <text:p>1442779113.49773</text:p>
          </table:table-cell>
          <table:table-cell office:value-type="float" office:value="1442779113.49777" calcext:value-type="float">
            <text:p>1442779113.49777</text:p>
          </table:table-cell>
          <table:table-cell office:value-type="float" office:value="65632" calcext:value-type="float">
            <text:p>65632</text:p>
          </table:table-cell>
          <table:table-cell table:formula="of:=[.C174]-[.C$2]" office:value-type="float" office:value="34.8087072372437" calcext:value-type="float">
            <text:p>34.8087072372</text:p>
          </table:table-cell>
          <table:table-cell table:formula="of:=[.D174]/([.E174]-[.E173])" office:value-type="float" office:value="750608.90085973" calcext:value-type="float">
            <text:p>750608.9008597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779113.5733" calcext:value-type="float">
            <text:p>1442779113.5733</text:p>
          </table:table-cell>
          <table:table-cell office:value-type="float" office:value="1442779113.57333" calcext:value-type="float">
            <text:p>1442779113.57333</text:p>
          </table:table-cell>
          <table:table-cell office:value-type="float" office:value="65632" calcext:value-type="float">
            <text:p>65632</text:p>
          </table:table-cell>
          <table:table-cell table:formula="of:=[.C175]-[.C$2]" office:value-type="float" office:value="34.8842697143555" calcext:value-type="float">
            <text:p>34.8842697144</text:p>
          </table:table-cell>
          <table:table-cell table:formula="of:=[.D175]/([.E175]-[.E174])" office:value-type="float" office:value="868579.253997703" calcext:value-type="float">
            <text:p>868579.25399770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779113.61005" calcext:value-type="float">
            <text:p>1442779113.61005</text:p>
          </table:table-cell>
          <table:table-cell office:value-type="float" office:value="1442779113.61009" calcext:value-type="float">
            <text:p>1442779113.61009</text:p>
          </table:table-cell>
          <table:table-cell office:value-type="float" office:value="65632" calcext:value-type="float">
            <text:p>65632</text:p>
          </table:table-cell>
          <table:table-cell table:formula="of:=[.C176]-[.C$2]" office:value-type="float" office:value="34.9210209846497" calcext:value-type="float">
            <text:p>34.9210209846</text:p>
          </table:table-cell>
          <table:table-cell table:formula="of:=[.D176]/([.E176]-[.E175])" office:value-type="float" office:value="1785843.03276115" calcext:value-type="float">
            <text:p>1785843.0327611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779113.69852" calcext:value-type="float">
            <text:p>1442779113.69852</text:p>
          </table:table-cell>
          <table:table-cell office:value-type="float" office:value="1442779113.69859" calcext:value-type="float">
            <text:p>1442779113.69859</text:p>
          </table:table-cell>
          <table:table-cell office:value-type="float" office:value="65632" calcext:value-type="float">
            <text:p>65632</text:p>
          </table:table-cell>
          <table:table-cell table:formula="of:=[.C177]-[.C$2]" office:value-type="float" office:value="35.0095257759094" calcext:value-type="float">
            <text:p>35.0095257759</text:p>
          </table:table-cell>
          <table:table-cell table:formula="of:=[.D177]/([.E177]-[.E176])" office:value-type="float" office:value="741564.372570148" calcext:value-type="float">
            <text:p>741564.37257014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779113.77436" calcext:value-type="float">
            <text:p>1442779113.77436</text:p>
          </table:table-cell>
          <table:table-cell office:value-type="float" office:value="1442779113.77447" calcext:value-type="float">
            <text:p>1442779113.77447</text:p>
          </table:table-cell>
          <table:table-cell office:value-type="float" office:value="65632" calcext:value-type="float">
            <text:p>65632</text:p>
          </table:table-cell>
          <table:table-cell table:formula="of:=[.C178]-[.C$2]" office:value-type="float" office:value="35.0854103565216" calcext:value-type="float">
            <text:p>35.0854103565</text:p>
          </table:table-cell>
          <table:table-cell table:formula="of:=[.D178]/([.E178]-[.E177])" office:value-type="float" office:value="864892.438892432" calcext:value-type="float">
            <text:p>864892.43889243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779113.81088" calcext:value-type="float">
            <text:p>1442779113.81088</text:p>
          </table:table-cell>
          <table:table-cell office:value-type="float" office:value="1442779113.81091" calcext:value-type="float">
            <text:p>1442779113.81091</text:p>
          </table:table-cell>
          <table:table-cell office:value-type="float" office:value="65632" calcext:value-type="float">
            <text:p>65632</text:p>
          </table:table-cell>
          <table:table-cell table:formula="of:=[.C179]-[.C$2]" office:value-type="float" office:value="35.1218476295471" calcext:value-type="float">
            <text:p>35.1218476295</text:p>
          </table:table-cell>
          <table:table-cell table:formula="of:=[.D179]/([.E179]-[.E178])" office:value-type="float" office:value="1801232.48943591" calcext:value-type="float">
            <text:p>1801232.4894359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779113.8996" calcext:value-type="float">
            <text:p>1442779113.8996</text:p>
          </table:table-cell>
          <table:table-cell office:value-type="float" office:value="1442779113.89964" calcext:value-type="float">
            <text:p>1442779113.89964</text:p>
          </table:table-cell>
          <table:table-cell office:value-type="float" office:value="65632" calcext:value-type="float">
            <text:p>65632</text:p>
          </table:table-cell>
          <table:table-cell table:formula="of:=[.C180]-[.C$2]" office:value-type="float" office:value="35.2105753421783" calcext:value-type="float">
            <text:p>35.2105753422</text:p>
          </table:table-cell>
          <table:table-cell table:formula="of:=[.D180]/([.E180]-[.E179])" office:value-type="float" office:value="739701.250642884" calcext:value-type="float">
            <text:p>739701.25064288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779113.97555" calcext:value-type="float">
            <text:p>1442779113.97555</text:p>
          </table:table-cell>
          <table:table-cell office:value-type="float" office:value="1442779113.97572" calcext:value-type="float">
            <text:p>1442779113.97572</text:p>
          </table:table-cell>
          <table:table-cell office:value-type="float" office:value="65632" calcext:value-type="float">
            <text:p>65632</text:p>
          </table:table-cell>
          <table:table-cell table:formula="of:=[.C181]-[.C$2]" office:value-type="float" office:value="35.286652803421" calcext:value-type="float">
            <text:p>35.2866528034</text:p>
          </table:table-cell>
          <table:table-cell table:formula="of:=[.D181]/([.E181]-[.E180])" office:value-type="float" office:value="862699.6606872" calcext:value-type="float">
            <text:p>862699.660687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779114.05386" calcext:value-type="float">
            <text:p>1442779114.05386</text:p>
          </table:table-cell>
          <table:table-cell office:value-type="float" office:value="1442779114.0539" calcext:value-type="float">
            <text:p>1442779114.0539</text:p>
          </table:table-cell>
          <table:table-cell office:value-type="float" office:value="65632" calcext:value-type="float">
            <text:p>65632</text:p>
          </table:table-cell>
          <table:table-cell table:formula="of:=[.C182]-[.C$2]" office:value-type="float" office:value="35.3648359775543" calcext:value-type="float">
            <text:p>35.3648359776</text:p>
          </table:table-cell>
          <table:table-cell table:formula="of:=[.D182]/([.E182]-[.E181])" office:value-type="float" office:value="839464.510459741" calcext:value-type="float">
            <text:p>839464.51045974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779114.08921" calcext:value-type="float">
            <text:p>1442779114.08921</text:p>
          </table:table-cell>
          <table:table-cell office:value-type="float" office:value="1442779114.08925" calcext:value-type="float">
            <text:p>1442779114.08925</text:p>
          </table:table-cell>
          <table:table-cell office:value-type="float" office:value="65632" calcext:value-type="float">
            <text:p>65632</text:p>
          </table:table-cell>
          <table:table-cell table:formula="of:=[.C183]-[.C$2]" office:value-type="float" office:value="35.4001867771149" calcext:value-type="float">
            <text:p>35.4001867771</text:p>
          </table:table-cell>
          <table:table-cell table:formula="of:=[.D183]/([.E183]-[.E182])" office:value-type="float" office:value="1856591.67022769" calcext:value-type="float">
            <text:p>1856591.6702276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779114.11393" calcext:value-type="float">
            <text:p>1442779114.11393</text:p>
          </table:table-cell>
          <table:table-cell office:value-type="float" office:value="1442779114.11397" calcext:value-type="float">
            <text:p>1442779114.11397</text:p>
          </table:table-cell>
          <table:table-cell office:value-type="float" office:value="65632" calcext:value-type="float">
            <text:p>65632</text:p>
          </table:table-cell>
          <table:table-cell table:formula="of:=[.C184]-[.C$2]" office:value-type="float" office:value="35.4249098300934" calcext:value-type="float">
            <text:p>35.4249098301</text:p>
          </table:table-cell>
          <table:table-cell table:formula="of:=[.D184]/([.E184]-[.E183])" office:value-type="float" office:value="2654688.32093813" calcext:value-type="float">
            <text:p>2654688.3209381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779114.18608" calcext:value-type="float">
            <text:p>1442779114.18608</text:p>
          </table:table-cell>
          <table:table-cell office:value-type="float" office:value="1442779114.18612" calcext:value-type="float">
            <text:p>1442779114.18612</text:p>
          </table:table-cell>
          <table:table-cell office:value-type="float" office:value="65632" calcext:value-type="float">
            <text:p>65632</text:p>
          </table:table-cell>
          <table:table-cell table:formula="of:=[.C185]-[.C$2]" office:value-type="float" office:value="35.4970569610596" calcext:value-type="float">
            <text:p>35.4970569611</text:p>
          </table:table-cell>
          <table:table-cell table:formula="of:=[.D185]/([.E185]-[.E184])" office:value-type="float" office:value="909696.60360798" calcext:value-type="float">
            <text:p>909696.6036079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779114.26132" calcext:value-type="float">
            <text:p>1442779114.26132</text:p>
          </table:table-cell>
          <table:table-cell office:value-type="float" office:value="1442779114.26137" calcext:value-type="float">
            <text:p>1442779114.26137</text:p>
          </table:table-cell>
          <table:table-cell office:value-type="float" office:value="65632" calcext:value-type="float">
            <text:p>65632</text:p>
          </table:table-cell>
          <table:table-cell table:formula="of:=[.C186]-[.C$2]" office:value-type="float" office:value="35.5723102092743" calcext:value-type="float">
            <text:p>35.5723102093</text:p>
          </table:table-cell>
          <table:table-cell table:formula="of:=[.D186]/([.E186]-[.E185])" office:value-type="float" office:value="872148.399664169" calcext:value-type="float">
            <text:p>872148.39966416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779114.32844" calcext:value-type="float">
            <text:p>1442779114.32844</text:p>
          </table:table-cell>
          <table:table-cell office:value-type="float" office:value="1442779114.32847" calcext:value-type="float">
            <text:p>1442779114.32847</text:p>
          </table:table-cell>
          <table:table-cell office:value-type="float" office:value="65632" calcext:value-type="float">
            <text:p>65632</text:p>
          </table:table-cell>
          <table:table-cell table:formula="of:=[.C187]-[.C$2]" office:value-type="float" office:value="35.6394078731537" calcext:value-type="float">
            <text:p>35.6394078732</text:p>
          </table:table-cell>
          <table:table-cell table:formula="of:=[.D187]/([.E187]-[.E186])" office:value-type="float" office:value="978156.26067058" calcext:value-type="float">
            <text:p>978156.2606705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779114.40918" calcext:value-type="float">
            <text:p>1442779114.40918</text:p>
          </table:table-cell>
          <table:table-cell office:value-type="float" office:value="1442779114.40923" calcext:value-type="float">
            <text:p>1442779114.40923</text:p>
          </table:table-cell>
          <table:table-cell office:value-type="float" office:value="65632" calcext:value-type="float">
            <text:p>65632</text:p>
          </table:table-cell>
          <table:table-cell table:formula="of:=[.C188]-[.C$2]" office:value-type="float" office:value="35.7201688289642" calcext:value-type="float">
            <text:p>35.720168829</text:p>
          </table:table-cell>
          <table:table-cell table:formula="of:=[.D188]/([.E188]-[.E187])" office:value-type="float" office:value="812669.926219829" calcext:value-type="float">
            <text:p>812669.92621982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779114.48985" calcext:value-type="float">
            <text:p>1442779114.48985</text:p>
          </table:table-cell>
          <table:table-cell office:value-type="float" office:value="1442779114.48989" calcext:value-type="float">
            <text:p>1442779114.48989</text:p>
          </table:table-cell>
          <table:table-cell office:value-type="float" office:value="65632" calcext:value-type="float">
            <text:p>65632</text:p>
          </table:table-cell>
          <table:table-cell table:formula="of:=[.C189]-[.C$2]" office:value-type="float" office:value="35.8008275032043" calcext:value-type="float">
            <text:p>35.8008275032</text:p>
          </table:table-cell>
          <table:table-cell table:formula="of:=[.D189]/([.E189]-[.E188])" office:value-type="float" office:value="813700.455881788" calcext:value-type="float">
            <text:p>813700.45588178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779114.55706" calcext:value-type="float">
            <text:p>1442779114.55706</text:p>
          </table:table-cell>
          <table:table-cell office:value-type="float" office:value="1442779114.55714" calcext:value-type="float">
            <text:p>1442779114.55714</text:p>
          </table:table-cell>
          <table:table-cell office:value-type="float" office:value="65632" calcext:value-type="float">
            <text:p>65632</text:p>
          </table:table-cell>
          <table:table-cell table:formula="of:=[.C190]-[.C$2]" office:value-type="float" office:value="35.8680732250214" calcext:value-type="float">
            <text:p>35.868073225</text:p>
          </table:table-cell>
          <table:table-cell table:formula="of:=[.D190]/([.E190]-[.E189])" office:value-type="float" office:value="976002.60992948" calcext:value-type="float">
            <text:p>976002.6099294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779114.63786" calcext:value-type="float">
            <text:p>1442779114.63786</text:p>
          </table:table-cell>
          <table:table-cell office:value-type="float" office:value="1442779114.6379" calcext:value-type="float">
            <text:p>1442779114.6379</text:p>
          </table:table-cell>
          <table:table-cell office:value-type="float" office:value="65632" calcext:value-type="float">
            <text:p>65632</text:p>
          </table:table-cell>
          <table:table-cell table:formula="of:=[.C191]-[.C$2]" office:value-type="float" office:value="35.9488377571106" calcext:value-type="float">
            <text:p>35.9488377571</text:p>
          </table:table-cell>
          <table:table-cell table:formula="of:=[.D191]/([.E191]-[.E190])" office:value-type="float" office:value="812633.940941872" calcext:value-type="float">
            <text:p>812633.94094187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779114.71843" calcext:value-type="float">
            <text:p>1442779114.71843</text:p>
          </table:table-cell>
          <table:table-cell office:value-type="float" office:value="1442779114.71849" calcext:value-type="float">
            <text:p>1442779114.71849</text:p>
          </table:table-cell>
          <table:table-cell office:value-type="float" office:value="65632" calcext:value-type="float">
            <text:p>65632</text:p>
          </table:table-cell>
          <table:table-cell table:formula="of:=[.C192]-[.C$2]" office:value-type="float" office:value="36.0294303894043" calcext:value-type="float">
            <text:p>36.0294303894</text:p>
          </table:table-cell>
          <table:table-cell table:formula="of:=[.D192]/([.E192]-[.E191])" office:value-type="float" office:value="814367.245889418" calcext:value-type="float">
            <text:p>814367.24588941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779114.78565" calcext:value-type="float">
            <text:p>1442779114.78565</text:p>
          </table:table-cell>
          <table:table-cell office:value-type="float" office:value="1442779114.78569" calcext:value-type="float">
            <text:p>1442779114.78569</text:p>
          </table:table-cell>
          <table:table-cell office:value-type="float" office:value="65632" calcext:value-type="float">
            <text:p>65632</text:p>
          </table:table-cell>
          <table:table-cell table:formula="of:=[.C193]-[.C$2]" office:value-type="float" office:value="36.0966227054596" calcext:value-type="float">
            <text:p>36.0966227055</text:p>
          </table:table-cell>
          <table:table-cell table:formula="of:=[.D193]/([.E193]-[.E192])" office:value-type="float" office:value="976778.355816553" calcext:value-type="float">
            <text:p>976778.35581655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779114.86631" calcext:value-type="float">
            <text:p>1442779114.86631</text:p>
          </table:table-cell>
          <table:table-cell office:value-type="float" office:value="1442779114.86635" calcext:value-type="float">
            <text:p>1442779114.86635</text:p>
          </table:table-cell>
          <table:table-cell office:value-type="float" office:value="65632" calcext:value-type="float">
            <text:p>65632</text:p>
          </table:table-cell>
          <table:table-cell table:formula="of:=[.C194]-[.C$2]" office:value-type="float" office:value="36.1772847175598" calcext:value-type="float">
            <text:p>36.1772847176</text:p>
          </table:table-cell>
          <table:table-cell table:formula="of:=[.D194]/([.E194]-[.E193])" office:value-type="float" office:value="813666.784290659" calcext:value-type="float">
            <text:p>813666.78429065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779114.94688" calcext:value-type="float">
            <text:p>1442779114.94688</text:p>
          </table:table-cell>
          <table:table-cell office:value-type="float" office:value="1442779114.94692" calcext:value-type="float">
            <text:p>1442779114.94692</text:p>
          </table:table-cell>
          <table:table-cell office:value-type="float" office:value="65632" calcext:value-type="float">
            <text:p>65632</text:p>
          </table:table-cell>
          <table:table-cell table:formula="of:=[.C195]-[.C$2]" office:value-type="float" office:value="36.2578544616699" calcext:value-type="float">
            <text:p>36.2578544617</text:p>
          </table:table-cell>
          <table:table-cell table:formula="of:=[.D195]/([.E195]-[.E194])" office:value-type="float" office:value="814598.590636041" calcext:value-type="float">
            <text:p>814598.59063604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779115.0088" calcext:value-type="float">
            <text:p>1442779115.0088</text:p>
          </table:table-cell>
          <table:table-cell office:value-type="float" office:value="1442779115.00885" calcext:value-type="float">
            <text:p>1442779115.00885</text:p>
          </table:table-cell>
          <table:table-cell office:value-type="float" office:value="65632" calcext:value-type="float">
            <text:p>65632</text:p>
          </table:table-cell>
          <table:table-cell table:formula="of:=[.C196]-[.C$2]" office:value-type="float" office:value="36.3197813034058" calcext:value-type="float">
            <text:p>36.3197813034</text:p>
          </table:table-cell>
          <table:table-cell table:formula="of:=[.D196]/([.E196]-[.E195])" office:value-type="float" office:value="1059831.21632402" calcext:value-type="float">
            <text:p>1059831.2163240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779115.08939" calcext:value-type="float">
            <text:p>1442779115.08939</text:p>
          </table:table-cell>
          <table:table-cell office:value-type="float" office:value="1442779115.08944" calcext:value-type="float">
            <text:p>1442779115.08944</text:p>
          </table:table-cell>
          <table:table-cell office:value-type="float" office:value="65632" calcext:value-type="float">
            <text:p>65632</text:p>
          </table:table-cell>
          <table:table-cell table:formula="of:=[.C197]-[.C$2]" office:value-type="float" office:value="36.4003746509552" calcext:value-type="float">
            <text:p>36.400374651</text:p>
          </table:table-cell>
          <table:table-cell table:formula="of:=[.D197]/([.E197]-[.E196])" office:value-type="float" office:value="814360.018483403" calcext:value-type="float">
            <text:p>814360.01848340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779115.11685" calcext:value-type="float">
            <text:p>1442779115.11685</text:p>
          </table:table-cell>
          <table:table-cell office:value-type="float" office:value="1442779115.11691" calcext:value-type="float">
            <text:p>1442779115.11691</text:p>
          </table:table-cell>
          <table:table-cell office:value-type="float" office:value="65632" calcext:value-type="float">
            <text:p>65632</text:p>
          </table:table-cell>
          <table:table-cell table:formula="of:=[.C198]-[.C$2]" office:value-type="float" office:value="36.4278419017792" calcext:value-type="float">
            <text:p>36.4278419018</text:p>
          </table:table-cell>
          <table:table-cell table:formula="of:=[.D198]/([.E198]-[.E197])" office:value-type="float" office:value="2389463.74431887" calcext:value-type="float">
            <text:p>2389463.7443188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779115.16691" calcext:value-type="float">
            <text:p>1442779115.16691</text:p>
          </table:table-cell>
          <table:table-cell office:value-type="float" office:value="1442779115.16697" calcext:value-type="float">
            <text:p>1442779115.16697</text:p>
          </table:table-cell>
          <table:table-cell office:value-type="float" office:value="65632" calcext:value-type="float">
            <text:p>65632</text:p>
          </table:table-cell>
          <table:table-cell table:formula="of:=[.C199]-[.C$2]" office:value-type="float" office:value="36.4779088497162" calcext:value-type="float">
            <text:p>36.4779088497</text:p>
          </table:table-cell>
          <table:table-cell table:formula="of:=[.D199]/([.E199]-[.E198])" office:value-type="float" office:value="1310884.77936723" calcext:value-type="float">
            <text:p>1310884.7793672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779115.23287" calcext:value-type="float">
            <text:p>1442779115.23287</text:p>
          </table:table-cell>
          <table:table-cell office:value-type="float" office:value="1442779115.23291" calcext:value-type="float">
            <text:p>1442779115.23291</text:p>
          </table:table-cell>
          <table:table-cell office:value-type="float" office:value="65632" calcext:value-type="float">
            <text:p>65632</text:p>
          </table:table-cell>
          <table:table-cell table:formula="of:=[.C200]-[.C$2]" office:value-type="float" office:value="36.5438468456268" calcext:value-type="float">
            <text:p>36.5438468456</text:p>
          </table:table-cell>
          <table:table-cell table:formula="of:=[.D200]/([.E200]-[.E199])" office:value-type="float" office:value="995359.338626864" calcext:value-type="float">
            <text:p>995359.33862686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779115.29889" calcext:value-type="float">
            <text:p>1442779115.29889</text:p>
          </table:table-cell>
          <table:table-cell office:value-type="float" office:value="1442779115.29894" calcext:value-type="float">
            <text:p>1442779115.29894</text:p>
          </table:table-cell>
          <table:table-cell office:value-type="float" office:value="65632" calcext:value-type="float">
            <text:p>65632</text:p>
          </table:table-cell>
          <table:table-cell table:formula="of:=[.C201]-[.C$2]" office:value-type="float" office:value="36.6098785400391" calcext:value-type="float">
            <text:p>36.60987854</text:p>
          </table:table-cell>
          <table:table-cell table:formula="of:=[.D201]/([.E201]-[.E200])" office:value-type="float" office:value="993946.930852082" calcext:value-type="float">
            <text:p>993946.93085208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779115.35387" calcext:value-type="float">
            <text:p>1442779115.35387</text:p>
          </table:table-cell>
          <table:table-cell office:value-type="float" office:value="1442779115.35391" calcext:value-type="float">
            <text:p>1442779115.35391</text:p>
          </table:table-cell>
          <table:table-cell office:value-type="float" office:value="65632" calcext:value-type="float">
            <text:p>65632</text:p>
          </table:table-cell>
          <table:table-cell table:formula="of:=[.C202]-[.C$2]" office:value-type="float" office:value="36.6648452281952" calcext:value-type="float">
            <text:p>36.6648452282</text:p>
          </table:table-cell>
          <table:table-cell table:formula="of:=[.D202]/([.E202]-[.E201])" office:value-type="float" office:value="1194032.28030727" calcext:value-type="float">
            <text:p>1194032.280307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779115.41974" calcext:value-type="float">
            <text:p>1442779115.41974</text:p>
          </table:table-cell>
          <table:table-cell office:value-type="float" office:value="1442779115.41978" calcext:value-type="float">
            <text:p>1442779115.41978</text:p>
          </table:table-cell>
          <table:table-cell office:value-type="float" office:value="65632" calcext:value-type="float">
            <text:p>65632</text:p>
          </table:table-cell>
          <table:table-cell table:formula="of:=[.C203]-[.C$2]" office:value-type="float" office:value="36.7307152748108" calcext:value-type="float">
            <text:p>36.7307152748</text:p>
          </table:table-cell>
          <table:table-cell table:formula="of:=[.D203]/([.E203]-[.E202])" office:value-type="float" office:value="996386.117395821" calcext:value-type="float">
            <text:p>996386.11739582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779115.48594" calcext:value-type="float">
            <text:p>1442779115.48594</text:p>
          </table:table-cell>
          <table:table-cell office:value-type="float" office:value="1442779115.48599" calcext:value-type="float">
            <text:p>1442779115.48599</text:p>
          </table:table-cell>
          <table:table-cell office:value-type="float" office:value="65632" calcext:value-type="float">
            <text:p>65632</text:p>
          </table:table-cell>
          <table:table-cell table:formula="of:=[.C204]-[.C$2]" office:value-type="float" office:value="36.7969305515289" calcext:value-type="float">
            <text:p>36.7969305515</text:p>
          </table:table-cell>
          <table:table-cell table:formula="of:=[.D204]/([.E204]-[.E203])" office:value-type="float" office:value="991191.206213296" calcext:value-type="float">
            <text:p>991191.20621329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779115.54092" calcext:value-type="float">
            <text:p>1442779115.54092</text:p>
          </table:table-cell>
          <table:table-cell office:value-type="float" office:value="1442779115.54096" calcext:value-type="float">
            <text:p>1442779115.54096</text:p>
          </table:table-cell>
          <table:table-cell office:value-type="float" office:value="65632" calcext:value-type="float">
            <text:p>65632</text:p>
          </table:table-cell>
          <table:table-cell table:formula="of:=[.C205]-[.C$2]" office:value-type="float" office:value="36.8519005775452" calcext:value-type="float">
            <text:p>36.8519005775</text:p>
          </table:table-cell>
          <table:table-cell table:formula="of:=[.D205]/([.E205]-[.E204])" office:value-type="float" office:value="1193959.77692671" calcext:value-type="float">
            <text:p>1193959.7769267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779115.60689" calcext:value-type="float">
            <text:p>1442779115.60689</text:p>
          </table:table-cell>
          <table:table-cell office:value-type="float" office:value="1442779115.60694" calcext:value-type="float">
            <text:p>1442779115.60694</text:p>
          </table:table-cell>
          <table:table-cell office:value-type="float" office:value="65632" calcext:value-type="float">
            <text:p>65632</text:p>
          </table:table-cell>
          <table:table-cell table:formula="of:=[.C206]-[.C$2]" office:value-type="float" office:value="36.9178714752197" calcext:value-type="float">
            <text:p>36.9178714752</text:p>
          </table:table-cell>
          <table:table-cell table:formula="of:=[.D206]/([.E206]-[.E205])" office:value-type="float" office:value="994862.921583509" calcext:value-type="float">
            <text:p>994862.92158350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779115.66411" calcext:value-type="float">
            <text:p>1442779115.66411</text:p>
          </table:table-cell>
          <table:table-cell office:value-type="float" office:value="1442779115.66416" calcext:value-type="float">
            <text:p>1442779115.66416</text:p>
          </table:table-cell>
          <table:table-cell office:value-type="float" office:value="65632" calcext:value-type="float">
            <text:p>65632</text:p>
          </table:table-cell>
          <table:table-cell table:formula="of:=[.C207]-[.C$2]" office:value-type="float" office:value="36.9751000404358" calcext:value-type="float">
            <text:p>36.9751000404</text:p>
          </table:table-cell>
          <table:table-cell table:formula="of:=[.D207]/([.E207]-[.E206])" office:value-type="float" office:value="1146839.86488581" calcext:value-type="float">
            <text:p>1146839.8648858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779120.31034" calcext:value-type="float">
            <text:p>1442779120.31034</text:p>
          </table:table-cell>
          <table:table-cell office:value-type="float" office:value="1442779120.31041" calcext:value-type="float">
            <text:p>1442779120.31041</text:p>
          </table:table-cell>
          <table:table-cell office:value-type="float" office:value="65632" calcext:value-type="float">
            <text:p>65632</text:p>
          </table:table-cell>
          <table:table-cell table:formula="of:=[.C208]-[.C$2]" office:value-type="float" office:value="41.6213486194611" calcext:value-type="float">
            <text:p>41.6213486195</text:p>
          </table:table-cell>
          <table:table-cell table:formula="of:=[.D208]/([.E208]-[.E207])" office:value-type="float" office:value="14125.8046967795" calcext:value-type="float">
            <text:p>14125.80469677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0T15:06:50.704091294</dc:date>
    <meta:editing-duration>PT6M45S</meta:editing-duration>
    <meta:editing-cycles>1</meta:editing-cycles>
    <meta:document-statistic meta:table-count="1" meta:cell-count="1247" meta:object-count="0"/>
    <meta:generator>LibreOffice/4.4.2.2$Linux_X86_64 LibreOffice_project/40m0$Build-2</meta:generator>
  </office:meta>
</office:document-meta>
</file>